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45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38.253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3.152cm"/>
    </style:style>
    <style:style style:name="co18" style:family="table-column">
      <style:table-column-properties fo:break-before="auto" style:column-width="4.692cm"/>
    </style:style>
    <style:style style:name="co19" style:family="table-column">
      <style:table-column-properties fo:break-before="auto" style:column-width="6.662cm"/>
    </style:style>
    <style:style style:name="co20" style:family="table-column">
      <style:table-column-properties fo:break-before="auto" style:column-width="20.094cm"/>
    </style:style>
    <style:style style:name="co21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1.037cm"/>
    </style:style>
    <style:style style:name="co23" style:family="table-column">
      <style:table-column-properties fo:break-before="auto" style:column-width="2.168cm"/>
    </style:style>
    <style:style style:name="co2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2.256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12.571cm"/>
    </style:style>
    <style:style style:name="co28" style:family="table-column">
      <style:table-column-properties fo:break-before="auto" style:column-width="20.65cm"/>
    </style:style>
    <style:style style:name="co29" style:family="table-column">
      <style:table-column-properties fo:break-before="auto" style:column-width="6.535cm"/>
    </style:style>
    <style:style style:name="co30" style:family="table-column">
      <style:table-column-properties fo:break-before="auto" style:column-width="5.353cm"/>
    </style:style>
    <style:style style:name="co31" style:family="table-column">
      <style:table-column-properties fo:break-before="auto" style:column-width="7.553cm"/>
    </style:style>
    <style:style style:name="co32" style:family="table-column">
      <style:table-column-properties fo:break-before="auto" style:column-width="7.181cm"/>
    </style:style>
    <style:style style:name="co33" style:family="table-column">
      <style:table-column-properties fo:break-before="auto" style:column-width="6.269cm"/>
    </style:style>
    <style:style style:name="co34" style:family="table-column">
      <style:table-column-properties fo:break-before="auto" style:column-width="6.08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9.05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228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453cm" fo:break-before="auto" style:use-optimal-row-height="false"/>
    </style:style>
    <style:style style:name="ta1" style:family="table" style:master-page-name="PageStyle_5f_Istruzioni_20_Compilazione">
      <style:table-properties table:display="true" style:writing-mode="lr-tb"/>
    </style:style>
    <style:style style:name="ta2" style:family="table" style:master-page-name="PageStyle_5f_Prerequisiti">
      <style:table-properties table:display="true" style:writing-mode="lr-tb"/>
    </style:style>
    <style:style style:name="ta4" style:family="table" style:master-page-name="PageStyle_5f_LISTA_20_VALORI">
      <style:table-properties table:display="false" style:writing-mode="lr-tb"/>
    </style:style>
    <style:style style:name="ta5" style:family="table" style:master-page-name="PageStyle_5f_Summary">
      <style:table-properties table:display="true" style:writing-mode="lr-tb"/>
    </style:style>
    <style:style style:name="ta6" style:family="table" style:master-page-name="PageStyle_5f_Sheet1">
      <style:table-properties table:display="false" style:writing-mode="lr-tb"/>
    </style:style>
    <style:style style:name="ta7" style:family="table" style:master-page-name="PageStyle_5f_TestCas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8100" number:language="it" number:country="IT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141cm solid #ffffff" fo:background-color="#4472c4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4472c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none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88cm solid #000000" style:direction="ltr" fo:border-right="0.088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6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 style:data-style-name="N105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 style:data-style-name="N105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05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05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 style:data-style-name="N8100">
      <style:table-cell-properties fo:border-bottom="none" fo:background-color="#4472c4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 style:data-style-name="N8100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88cm solid #ffffff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ffff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5" style:family="table-cell" style:parent-style-name="Excel_20_Built-in_20_Normal"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Estremità_20_linea_20_1" draw:marker-start-width="0.2cm" draw:marker-start-center="false" draw:stroke-linejoin="miter" draw:fill="solid" draw:fill-color="#ffffe1" draw:auto-grow-height="true" draw:auto-grow-width="false" fo:max-width="12cm" fo:min-height="2.01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1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4" style:family="text">
      <style:text-properties fo:color="#ff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1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truzioni Compilazion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 office:value-type="string">
            <text:p>COME VALORIZZARE LA CHECKLIST (tab TestCases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) Necessario compilare sempre le righe 2,3,4,5 con rispettivamente:</text:p>
            <text:p>Nome fornitore dell'applicativo</text:p>
            <text:p>nome applicazione: subject_application_id</text:p>
            <text:p>Nome fornitore: subject_application_vendor</text:p>
            <text:p>versione applicazione: subject_application_version</text:p>
            <text:p/>
          </table:table-cell>
          <table:table-cell table:number-columns-repeated="1023"/>
        </table:table-row>
        <table:table-row table:style-name="ro3">
          <table:table-cell table:style-name="ce2" office:value-type="string">
            <text:p>2) Per tutti i casi di test coerenti con la/e tipologia/e di documento utilizzata/e dal software è necessario compilare SEMPRE la colonna APPLICABILITA' con SI o NO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3) Nel caso in cui tra le tipologie documentali oggetto di accreditamento per l'applicativo figurino PSS, RAP e RAD, i relativi casi di test con id 444, 417, 446, che recepiscono quanto previsto dal Decreto 07 settembre 2023, devono essere obbligatoriamente eseguiti e compilati (la colonna APPLICABILITA' deve essere valorizzata con SI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4) Se il test è applicabile la colonna APPLICABILITA' deve essere compilata con SI e dovranno essere valorizzate:</text:p>
            <text:p><text:s text:c="4"/>DATA ESECUZIONE, </text:p>
            <text:p><text:s text:c="4"/>TIMESTAMP, </text:p>
            <text:p><text:s text:c="4"/>TRACEID,</text:p>
            <text:p><text:s text:c="4"/>WORKFLOWINSTANCEID (ove ritornato in response, qualora non ritornato il WORKFLOWINSTANCEID puo' essere lasciato blank), </text:p>
            <text:p><text:s text:c="4"/>ERRORE BLOCCANTE (SI/NO) da compilare solo per i casi KO (ovvero con colonna CASO OK / KO= KO) e per i casi di test di TIMEOUT,</text:p>
            <text:p><text:s text:c="4"/>ERRORE VISIBILE A UTENTE (SI/NO) da compilare solo per i casi KO (ovvero con colonna CASO OK / KO= KO) e per i casi di test di TIMEOUT,</text:p>
            <text:p><text:s text:c="4"/>MESSAGGIO DI ERRORE da compilare con il messaggio di errore visualizzato dall’applicativo, solo per i casi KO (ovvero con colonna CASO OK / KO= KO) e per i casi di test di TIMEOUT visibili all'utente (colonna ERRORE VISIBILE A UTENTE (SI/NO)=SI)</text:p>
            <text:p><text:s text:c="4"/>GESTITO IN BACKOFFICE (SI/NO) da compilare solo per i casi KO (ovvero con colonna CASO OK / KO= KO) e per i casi di test di TIMEOUT,</text:p>
            <text:p><text:s text:c="4"/>PRESENTE CODA DI RETRY AUTOMATICA PER L'INVIO DEL DOCUMENTO A FSE A SEGUITO DELLA RISOLUZIONE DELL'ERRORE (SI/NO) da compilare solo per i casi KO (ovvero con colonna CASO OK / KO= KO) e per i casi di test di TIMEOUT,</text:p>
            <text:p><text:s text:c="3"/>INVIO MANUALE DEL DOCUMENTO AL FSE A SEGUITO DELLA RISOLUZIONE DELL'ERRORE (SI/NO) da compilare solo per i casi KO <text:s/>(ovvero con colonna CASO OK / KO= KO) e per i casi di test di TIMEOUT,</text:p>
            <text:p><text:s text:c="4"/>GESTIONE ERRORE da compilare con la procedura che viene adottata per la gestione dell'errore, solo per i casi KO (ovvero con CASO OK / KO= KO) e per i casi di test di TIMEOUT, <text:s/>specificando le modalità di invio del documento clinico al FSE a seguito della correzione dell'errore e chiarendo se è possibile per l'utente (medico) proseguire con il processo e produrre il documento. Esclusivamente per i casi di test di TIMEOUT, qualora non fosse prevista una coda di retry e la gestione dell'errore non fossa gestita da un operatore di backoffice, indicare le modalità attraverso cui è reso esplicito all’utente (medico) di effettuare nuovi tentativi di invio verso il FSE fino al ripristino del servizio di validazione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) Se il test NON è applicabile la colonna APPLICABILITA' riporterà NO e dovrà essere compilata esclusivamente la colonna RAZIONALE DI APPLICABILITA' con le motivazioni per cui il test non è applicabile. Il campo è valorizzabile tramite selezione da menù a tendina (campo/sezione non gestito/a in modo strutturato dall’applicativo;c ampo obbligatorio; campo valorizzato di default; campo valorizzato in automatico tramite dati recuperati da servizi esterni; campo valorizzabile tramite selezione da un set di valori ammessi; l’applicativo effettua controlli preventivi sul dato inserito; altro (specificare)). Nel caso in cui si selezioni l'opzione "Altro (specificare)" è necessario compilare la colonna RAZIONALE DI "APPLICABILITA' - ALTRO" con le motivazioni per le quali il test non è applicabile.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6) La colonna TEST AUTOCERTIFICATO non deve mai essere compilata dal fornitor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COME VALORIZZARE I DATAJSON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1) E' necessario seguire le istruzioni fornite al path github.com/ministero-salute/it-fse-accreditamento, sezione "Struttura dei risultati (data.json)" con l'accortezza di utilizzare come "id" in "results", gli stessi identificativi di test effettuati. Questi sono recuperabili dalla colonna ID del tab TestCases. 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2) E' necessario compilare i datajson per tutti i casi OK/KO applicabili.</text:p>
          </table:table-cell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erequisiti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3" table:number-columns-repeated="1018" table:default-cell-style-name="Excel_20_Built-in_20_Normal"/>
        <table:table-row table:style-name="ro7">
          <table:table-cell/>
          <table:table-cell table:style-name="ce7" office:value-type="string">
            <text:p>PREREQUISITI</text:p>
          </table:table-cell>
          <table:table-cell table:number-columns-repeated="1022"/>
        </table:table-row>
        <table:table-row table:style-name="ro7">
          <table:table-cell/>
          <table:table-cell table:style-name="ce8" office:value-type="string">
            <text:p><text:span text:style-name="T1">Obiettivo</text:span><text:span text:style-name="T2">: In questo foglio si riportano i pre requisiti/assunzioni necessari all'accreditamento del software dei </text:span><text:span text:style-name="T3">client</text:span><text:span text:style-name="T2"> che ne </text:span><text:span text:style-name="T2">hanno fatto richiesta, e utili alla compilazione della presente Checklist.</text:span></text:p>
          </table:table-cell>
          <table:table-cell table:number-columns-repeated="1022"/>
        </table:table-row>
        <table:table-row table:style-name="ro7">
          <table:table-cell/>
          <table:table-cell table:style-name="ce8"/>
          <table:table-cell table:number-columns-repeated="1022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9" office:value-type="string">
            <text:p>Per gli step precedenti alla Checklist e relativi allo sviluppo per l'integrazione con il Gateway, è necessario fare riferimento al portale https://developers.italia.it/it/fse/#resourcecontent-2</text:p>
          </table:table-cell>
          <table:table-cell table:number-columns-repeated="1022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10" office:value-type="string">
            <text:p>Il fornitore prima di procedere con la compilazione di questo xls, deve aver richiesto a Sogei le credenziali (fse_support@sogei.it fino a quando non sarà disponibile il sistema di provisioning) associate al fornitore per accedere ai servizi esposti dalla piattaforma Gateway di test in ambiente di pre produzione.</text:p>
          </table:table-cell>
          <table:table-cell table:number-columns-repeated="1022"/>
        </table:table-row>
        <table:table-row table:style-name="ro7">
          <table:table-cell table:style-name="ce5" office:value-type="float" office:value="3">
            <text:p>3</text:p>
          </table:table-cell>
          <table:table-cell table:style-name="ce10" office:value-type="string">
            <text:p>il fornitore, prima di procedere con la Checklist, risulta autenticato secondo quanto definito nelle specifiche "https://github.com/ministero-salute/it-fse-support/tree/main/doc/integrazione-gateway"</text:p>
          </table:table-cell>
          <table:table-cell table:number-columns-repeated="1022"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10" office:value-type="string">
            <text:p>Il fornitore comunica al DTD e Sogei:</text:p>
            <text:p>a. nome del fornitore</text:p>
            <text:p>b. identificativi del software oggetto dell’accreditamento (metadati che dovranno essere inseriti nel token JWT): subject_application_id, subject_application_vendor, subject_application_version</text:p>
            <text:p>c. inizio della sessione di accreditamento</text:p>
            <text:p>d. tipi di documento e servizi che sono oggetto dell’accreditamento</text:p>
          </table:table-cell>
          <table:table-cell table:number-columns-repeated="1022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10" office:value-type="string">
            <text:p>I file CDA2 necessari all'esecuzione dei test di accreditamento devono essere costruiti secondo le specifiche nazionali https://www.hl7.it/realm-italiano/ e coerentemente ai casi di test descritti.<text:span text:style-name="T4"> </text:span></text:p>
          </table:table-cell>
          <table:table-cell table:number-columns-repeated="1022"/>
        </table:table-row>
        <table:table-row table:style-name="ro7">
          <table:table-cell table:style-name="ce6" office:value-type="float" office:value="6">
            <text:p>6</text:p>
          </table:table-cell>
          <table:table-cell table:style-name="ce11" office:value-type="string">
            <text:p>Per il Mapping tra tipologia documenti, servizio e ID Test Cases (colonna A), è possibile fare riferimento al tab "Summary"</text:p>
          </table:table-cell>
          <table:table-cell table:number-columns-repeated="1022"/>
        </table:table-row>
        <table:table-row table:style-name="ro7" table:number-rows-repeated="207">
          <table:table-cell table:number-columns-repeated="1024"/>
        </table:table-row>
        <table:table-row table:style-name="ro9" table:number-rows-repeated="780">
          <table:table-cell table:number-columns-repeated="1024"/>
        </table:table-row>
        <table:table-row table:style-name="ro10" table:number-rows-repeated="104757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estCases" table:style-name="ta7" table:print="false">
        <office:forms form:automatic-focus="false" form:apply-design-mode="false"/>
        <table:table-column table:style-name="co15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4" table:default-cell-style-name="ce49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number-columns-repeated="7" table:default-cell-style-name="Excel_20_Built-in_20_Normal"/>
        <table:table-column table:style-name="co30" table:default-cell-style-name="Excel_20_Built-in_20_Normal"/>
        <table:table-column table:style-name="co29" table:default-cell-style-name="Excel_20_Built-in_20_Normal"/>
        <table:table-column table:style-name="co32" table:default-cell-style-name="Excel_20_Built-in_20_Normal"/>
        <table:table-column table:style-name="co33" table:number-columns-repeated="2" table:default-cell-style-name="Excel_20_Built-in_20_Normal"/>
        <table:table-column table:style-name="co3" table:number-columns-repeated="3" table:default-cell-style-name="Excel_20_Built-in_20_Normal"/>
        <table:table-column table:style-name="co34" table:default-cell-style-name="Excel_20_Built-in_20_Normal"/>
        <table:table-column table:style-name="co3" table:number-columns-repeated="997" table:default-cell-style-name="Excel_20_Built-in_20_Normal"/>
        <table:table-row table:style-name="ro11">
          <table:table-cell table:number-columns-repeated="2"/>
          <table:table-cell table:style-name="ce8"/>
          <table:table-cell table:number-columns-repeated="2"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table-cell table:style-name="ce20" office:value-type="string" table:number-columns-spanned="2" table:number-rows-spanned="1">
            <text:p>NOME FORNITORE:</text:p>
          </table:table-cell>
          <table:covered-table-cell table:style-name="ce29"/>
          <table:table-cell table:style-name="ce37" office:value-type="string" table:number-columns-spanned="2" table:number-rows-spanned="1">
            <text:p>INFORDATA DIGITAL HEALTH SOLUTIONS</text:p>
          </table:table-cell>
          <table:covered-table-cell table:style-name="ce29"/>
          <table:table-cell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table-cell table:style-name="ce13" office:value-type="string" table:number-columns-spanned="2" table:number-rows-spanned="3">
            <text:p>IDENTIFICATIVI SOFTWARE</text:p>
          </table:table-cell>
          <table:covered-table-cell table:style-name="ce30"/>
          <table:table-cell table:style-name="ce38" office:value-type="string" table:number-columns-spanned="2" table:number-rows-spanned="1">
            <text:p>subject_application_id: AstroL@bI/O</text:p>
          </table:table-cell>
          <table:covered-table-cell table:style-name="ce29"/>
          <table:table-cell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covered-table-cell table:style-name="ce21"/>
          <table:covered-table-cell table:style-name="ce31"/>
          <table:table-cell table:style-name="ce38" office:value-type="string" table:number-columns-spanned="2" table:number-rows-spanned="1">
            <text:p>subject_application_vendor: Infordata Digital Health Solutions</text:p>
          </table:table-cell>
          <table:covered-table-cell table:style-name="ce29"/>
          <table:table-cell table:style-name="ce8"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covered-table-cell table:style-name="ce22"/>
          <table:covered-table-cell table:style-name="ce32"/>
          <table:table-cell table:style-name="ce38" office:value-type="string" table:number-columns-spanned="2" table:number-rows-spanned="1">
            <text:p>subject_application_version: 11.252.694</text:p>
          </table:table-cell>
          <table:covered-table-cell table:style-name="ce29"/>
          <table:table-cell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table-cell table:style-name="ce23" table:number-columns-spanned="2" table:number-rows-spanned="1"/>
          <table:covered-table-cell/>
          <table:table-cell table:style-name="ce24"/>
          <table:table-cell table:number-columns-repeated="2"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table-cell table:style-name="ce24" table:number-columns-repeated="3"/>
          <table:table-cell table:number-columns-repeated="2"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>
          <table:table-cell table:number-columns-repeated="5"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2">
          <table:table-cell table:style-name="ce25" office:value-type="string">
            <text:p>ID</text:p>
          </table:table-cell>
          <table:table-cell table:style-name="ce33" office:value-type="string">
            <text:p>SERVIZIO</text:p>
          </table:table-cell>
          <table:table-cell table:style-name="ce33" office:value-type="string">
            <text:p>Tipo Documento</text:p>
          </table:table-cell>
          <table:table-cell table:style-name="ce33" office:value-type="string">
            <text:p>NOME CASO TEST</text:p>
          </table:table-cell>
          <table:table-cell table:style-name="ce33" office:value-type="string">
            <office:annotation draw:style-name="gr1" draw:text-style-name="P1" svg:width="26.043cm" svg:height="2.214cm" svg:x="46.548cm" svg:y="8.653cm" draw:caption-point-x="-0.403cm" draw:caption-point-y="-0.672cm">
              <dc:date>2024-07-31T00:00:00</dc:date>
              <text:p text:style-name="P1"><text:span text:style-name="T5">======</text:span></text:p>
              <text:p text:style-name="P1"><text:span text:style-name="T5">ID#AAAAzAuRGEo</text:span></text:p>
              <text:p text:style-name="P1"><text:span text:style-name="T5"><text:s text:c="4"/></text:span><text:span text:style-name="T5">(2023-06-14 09:12:48)</text:span></text:p>
              <text:p text:style-name="P1"><text:span text:style-name="T5">Ove non specificate le precondizioni del caso di test possono essere recuperate nel tab "Prerequisiti"</text:span></text:p>
            </office:annotation>
            <text:p>DESCRIZIONE CASO TEST</text:p>
          </table:table-cell>
          <table:table-cell table:style-name="ce33" office:value-type="string">
            <text:p>DATA ESECUZIONE</text:p>
          </table:table-cell>
          <table:table-cell table:style-name="ce33" office:value-type="string">
            <text:p>TIMESTAMP</text:p>
          </table:table-cell>
          <table:table-cell table:style-name="ce33" office:value-type="string">
            <text:p>TRACEID</text:p>
          </table:table-cell>
          <table:table-cell table:style-name="ce33" office:value-type="string">
            <text:p>WORKFLOWINSTANCEID</text:p>
          </table:table-cell>
          <table:table-cell table:style-name="ce33" office:value-type="string">
            <text:p>APPLICABILITA'</text:p>
          </table:table-cell>
          <table:table-cell table:style-name="ce33" office:value-type="string">
            <text:p>RAZIONALE DI APPLICABILITA'</text:p>
          </table:table-cell>
          <table:table-cell table:style-name="ce33" office:value-type="string">
            <text:p>RAZIONALE DI APPLICABILITA' - ALTRO</text:p>
          </table:table-cell>
          <table:table-cell table:style-name="ce33" office:value-type="string">
            <text:p>ERRORE BLOCCANTE (SI/NO)</text:p>
          </table:table-cell>
          <table:table-cell table:style-name="ce33" office:value-type="string">
            <text:p>ERRORE VISIBILE A UTENTE (SI/NO)</text:p>
          </table:table-cell>
          <table:table-cell table:style-name="ce33" office:value-type="string">
            <text:p>MESSAGGIO DI ERRORE</text:p>
          </table:table-cell>
          <table:table-cell table:style-name="ce33" office:value-type="string">
            <text:p>GESTITO IN BACKOFFICE (SI/NO)</text:p>
          </table:table-cell>
          <table:table-cell table:style-name="ce33" office:value-type="string">
            <text:p><text:s/>PRESENTE CODA DI RETRY AUTOMATICA PER L'INVIO DEL DOCUMENTO AL FSE A SEGUITO DELLA RISOLUZIONE DELL'ERRORE (SI/NO)</text:p>
          </table:table-cell>
          <table:table-cell table:style-name="ce33" office:value-type="string">
            <text:p><text:s/>INVIO MANUALE DEL DOCUMENTO AL FSE A SEGUITO DELLA RISOLUZIONE DELL'ERRORE (SI/NO)</text:p>
          </table:table-cell>
          <table:table-cell table:style-name="ce33" office:value-type="string">
            <text:p>GESTIONE ERRORE</text:p>
          </table:table-cell>
          <table:table-cell table:style-name="ce33" office:value-type="string">
            <text:p>ESITO</text:p>
          </table:table-cell>
          <table:table-cell table:style-name="ce59" office:value-type="string">
            <text:p>TEST AUTOCERTIFICATO</text:p>
          </table:table-cell>
          <table:table-cell table:style-name="ce33" office:value-type="string">
            <text:p>NOTE</text:p>
          </table:table-cell>
          <table:table-cell table:style-name="ce67" office:value-type="string">
            <text:p>CASO OK / KO</text:p>
          </table:table-cell>
          <table:table-cell table:style-name="ce75" table:number-columns-repeated="1001"/>
        </table:table-row>
        <table:table-row table:style-name="ro11">
          <table:table-cell table:style-name="ce26" office:value-type="float" office:value="1">
            <text:p>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  <text:p/>
          </table:table-cell>
          <table:table-cell table:style-name="ce44" office:value-type="date" office:date-value="2024-07-31">
            <text:p>31/07/24</text:p>
          </table:table-cell>
          <table:table-cell table:style-name="ce50" office:value-type="string">
            <text:p>31 Jul 2024 08:42:12 GMT</text:p>
          </table:table-cell>
          <table:table-cell table:style-name="ce50" office:value-type="string">
            <text:p>cbc95013a24c0e50</text:p>
          </table:table-cell>
          <table:table-cell table:style-name="ce50" office:value-type="string">
            <text:p>2.16.840.1.113883.2.9.2.120.4.4.65c3932bf854a14ecb43851fe52950814ee6ef983522be16aa6900e1b5c0478d.d93c5b6ae7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2">
            <text:p>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2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  <text:p/>
          </table:table-cell>
          <table:table-cell table:style-name="ce45" office:value-type="date" office:date-value="2024-07-31">
            <text:p>31/07/24</text:p>
          </table:table-cell>
          <table:table-cell table:style-name="ce51" office:value-type="string">
            <text:p>31 Jul 2024 09:13:32 GMT</text:p>
          </table:table-cell>
          <table:table-cell table:style-name="ce51" office:value-type="string">
            <text:p>1af9243f664cfa39</text:p>
          </table:table-cell>
          <table:table-cell table:style-name="ce51" office:value-type="string">
            <text:p>2.16.840.1.113883.2.9.2.120.4.4.1ff261dbc5c49ea55564fda692704ac9dfea269360ba8d3ab3c2dda8f3dc7674.4d2caf4b9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3">
            <text:p>3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3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  <text:p/>
          </table:table-cell>
          <table:table-cell table:style-name="ce45" office:value-type="date" office:date-value="2024-07-31">
            <text:p>31/07/24</text:p>
          </table:table-cell>
          <table:table-cell table:style-name="ce51" office:value-type="string">
            <text:p>31 Jul 2024 09:39:01 GMT</text:p>
          </table:table-cell>
          <table:table-cell table:style-name="ce51" office:value-type="string">
            <text:p>94eec12e6e246956</text:p>
          </table:table-cell>
          <table:table-cell table:style-name="ce51" office:value-type="string">
            <text:p>2.16.840.1.113883.2.9.2.120.4.4.fe1623497202b2cc0fa9e5d9163cde46f8fb95400f8ccae10249c1e8405352b9.ff293cd60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4">
            <text:p>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4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  <text:p/>
          </table:table-cell>
          <table:table-cell table:style-name="ce45" office:value-type="date" office:date-value="2024-07-31">
            <text:p>31/07/24</text:p>
          </table:table-cell>
          <table:table-cell table:style-name="ce51" office:value-type="string">
            <text:p>31 Jul 2024 09:54:34 GMT</text:p>
          </table:table-cell>
          <table:table-cell table:style-name="ce51" office:value-type="string">
            <text:p>01e601de518747dd</text:p>
          </table:table-cell>
          <table:table-cell table:style-name="ce51" office:value-type="string">
            <text:p>2.16.840.1.113883.2.9.2.120.4.4.9afd3b90b193e8e6ee866ba8974391cc39f5a46fd6dc6bc2674f32a218b8ed9e.cd16eaa75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5">
            <text:p>5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5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  <text:p/>
          </table:table-cell>
          <table:table-cell table:style-name="ce45" office:value-type="date" office:date-value="2024-07-31">
            <text:p>31/07/24</text:p>
          </table:table-cell>
          <table:table-cell table:style-name="ce51" office:value-type="string">
            <text:p>31 Jul 2024 10:36:38 GMT</text:p>
          </table:table-cell>
          <table:table-cell table:style-name="ce51" office:value-type="string">
            <text:p>2df17f05d8f4e754</text:p>
          </table:table-cell>
          <table:table-cell table:style-name="ce51" office:value-type="string">
            <text:p>2.16.840.1.113883.2.9.2.120.4.4.ab3d5817bffe00fa1c951943c0fffc27813a3a8b2ab3caca228abf755734b9d6.178f261366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28">
            <text:p>2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TOKEN_JWT_LAB_KO</text:p>
          </table:table-cell>
          <table:table-cell table:style-name="ce40" office:value-type="string">
            <text:p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/text:p>
          </table:table-cell>
          <table:table-cell table:style-name="ce46" office:value-type="date" office:date-value="2024-08-03">
            <text:p>3/8/2024</text:p>
          </table:table-cell>
          <table:table-cell table:style-name="ce51" office:value-type="string">
            <text:p>03 Aug 2024 07:10:27 GMT</text:p>
          </table:table-cell>
          <table:table-cell table:style-name="ce51" office:value-type="string">
            <text:p>a0092abb8d9b00d1</text:p>
          </table:table-cell>
          <table:table-cell table:style-name="ce51" office:value-type="string">
            <text:p>UNKNOWN_WORKFLOW_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Il campo purpose_of_use non è valorizzato","status":403,"instance":"/jwt-mandatory-field-missing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31">
            <text:p>3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TOKEN_JWT_RAD_KO</text:p>
          </table:table-cell>
          <table:table-cell table:style-name="ce40" office:value-type="string">
            <text:p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13:35:21 GMT</text:p>
          </table:table-cell>
          <table:table-cell table:style-name="ce51" office:value-type="string">
            <text:p>f1fdd874a27cd867</text:p>
          </table:table-cell>
          <table:table-cell table:style-name="ce51" office:value-type="string">
            <text:p>UNKNOWN_WORKFLOW_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Il campo purpose_of_use non è valorizzato","status":403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6" office:value-type="float" office:value="32">
            <text:p>3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TOKEN_JWT_RSA_KO</text:p>
          </table:table-cell>
          <table:table-cell table:style-name="ce40" office:value-type="string">
            <text:p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text:span text:style-name="T6">Precondizioni:</text:span></text:p>
            <text:p><text:span text:style-name="T2">Il fornitore utilizza un token jwt mancante di campi obbligatori, quindi non valido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non </text:span><text:span text:style-name="T2">valido a causa della mancanza di uno o più campi obbligatori al fine di testare la gestione dell'errore sul token (status code </text:span><text:span text:style-name="T2">403), secondo quanto descritto in https://github.com/ministero-salute/it-fse-support/tree/main/doc/integrazione-gateway.</text:span></text:p>
            <text:p><text:span text:style-name="T2"/></text:p>
            <text:p><text:span text:style-name="T2">Al fine di rendere non valido il token è necessario non valorizzare nel JWT il campo "purpose_of_use".</text:span></text:p>
          </table:table-cell>
          <table:table-cell table:style-name="ce46" office:value-type="date" office:date-value="2024-11-29">
            <text:p>29/11/2024</text:p>
          </table:table-cell>
          <table:table-cell table:style-name="ce51" office:value-type="string">
            <text:p>29 Nov 2024 10:10:14 GMT</text:p>
          </table:table-cell>
          <table:table-cell table:style-name="ce51" office:value-type="string">
            <text:p>9b69bc173167cad2</text:p>
          </table:table-cell>
          <table:table-cell table:style-name="ce51" office:value-type="string">
            <text:p>UNKNOWN_WORKFLOW_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Il campo purpose_of_use non è valorizzat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36">
            <text:p>36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TOKEN_JWT_CAMPO_LAB_KO</text:p>
          </table:table-cell>
          <table:table-cell table:style-name="ce39" office:value-type="string">
            <text:p>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Precondizioni: Il fornitore utilizza un token jwt con dei campi valorizzati in maniera errata. <text:s/>Descrizione di Business del caso di test: <text:s/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 <text:s text:c="2"/>Al fine di rendere non valido il token è necessario valorizzare il campo "action_id" con la stringa "TEST" (valore non ammesso).</text:p>
          </table:table-cell>
          <table:table-cell table:style-name="ce46" office:value-type="date" office:date-value="2024-08-03">
            <text:p>3/8/2024</text:p>
          </table:table-cell>
          <table:table-cell table:style-name="ce51" office:value-type="string">
            <text:p>03 Aug 2024 07:40:44 GMT</text:p>
          </table:table-cell>
          <table:table-cell table:style-name="ce51" office:value-type="string">
            <text:p>f835c4fd9e5a6b92</text:p>
          </table:table-cell>
          <table:table-cell table:style-name="ce51" office:value-type="string">
            <text:p>UNKNOWN_WORKFLOW_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Il campo action_id non è corretto","status":403,"instance":"/jwt-mandatory-field-malformed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39">
            <text:p>3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TOKEN_JWT_CAMPO_RAD_KO</text:p>
          </table:table-cell>
          <table:table-cell table:style-name="ce40" office:value-type="string">
            <text:p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13:58:38 GMT</text:p>
          </table:table-cell>
          <table:table-cell table:style-name="ce51" office:value-type="string">
            <text:p>266ce14173fbafbb</text:p>
          </table:table-cell>
          <table:table-cell table:style-name="ce51" office:value-type="string">
            <text:p>UNKNOWN_WORKFLOW_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Il campo action_id non è corretto","status":403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3">
          <table:table-cell table:style-name="ce26" office:value-type="float" office:value="40">
            <text:p>40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TOKEN_JWT_CAMPO_RSA_KO</text:p>
          </table:table-cell>
          <table:table-cell table:style-name="ce40" office:value-type="string">
            <text:p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text:span text:style-name="T6">Precondizioni:</text:span></text:p>
            <text:p><text:span text:style-name="T2">Il fornitore utilizza un token jwt con dei campi valorizzati in maniera errata.</text:span></text:p>
            <text:p><text:span text:style-name="T2"/></text:p>
            <text:p><text:span text:style-name="T6">Descrizione di Business del caso di test: </text:span></text:p>
            <text:p><text:span text:style-name="T2">Viene richiamato il servizio di validazione "https://&lt;HOST&gt;:&lt;PORT&gt;/v&lt;major&gt;/documents/validation" con un token jwt </text:span><text:span text:style-name="T2">avente dei campi valorizzati in maniera errata al fine di testare la gestione dell'errore sul token (status code 403), secondo </text:span><text:span text:style-name="T2">quanto descritto in https://github.com/ministero-salute/it-fse-support/tree/main/doc/integrazione-gateway.</text:span></text:p>
            <text:p><text:span text:style-name="T2"><text:s/></text:span></text:p>
            <text:p><text:span text:style-name="T2">Al fine di rendere non valido il token è necessario valorizzare il campo "action_id" con la stringa "TEST" (valore non </text:span><text:span text:style-name="T2">ammesso).</text:span></text:p>
          </table:table-cell>
          <table:table-cell table:style-name="ce46" office:value-type="date" office:date-value="2024-11-29">
            <text:p>29/11/2024</text:p>
          </table:table-cell>
          <table:table-cell table:style-name="ce51" office:value-type="string">
            <text:p>29 Nov 2024 13:06:09 GMT</text:p>
          </table:table-cell>
          <table:table-cell table:style-name="ce51" office:value-type="string">
            <text:p>777d7b0bdb6e6cd2</text:p>
          </table:table-cell>
          <table:table-cell table:style-name="ce51" office:value-type="string">
            <text:p>UNKNOWN_WORKFLOW_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Il campo action_id non è corrett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44">
            <text:p>4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LAB_TIMEOUT</text:p>
          </table:table-cell>
          <table:table-cell table:style-name="ce39" office:value-type="string">
            <text:p>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 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46"/>
          <table:table-cell table:style-name="ce51" table:number-columns-repeated="3"/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“connection TimeOut”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Il documento rimane in stato “da inviare” e rimane nella coda pronto per essere reinviato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47">
            <text:p>4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RAD_TIMEOUT</text:p>
          </table:table-cell>
          <table:table-cell table:style-name="ce39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46"/>
          <table:table-cell table:style-name="ce51" table:number-columns-repeated="3"/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“connection TimeOut”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Il documento rimane in stato “da inviare” e rimane nella coda pronto per essere reinviato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48">
            <text:p>4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RSA_TIMEOUT</text:p>
          </table:table-cell>
          <table:table-cell table:style-name="ce39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 PRESENTE CODA DI RETRY AUTOMATICA PER L'INVIO DEL DOCUMENTO AL FSE A SEGUITO DELLA RISOLUZIONE DELL'ERRORE (SI/NO)", <text:s/>"INVIO MANUALE DEL DOCUMENTO AL FSE A SEGUITO DELLA RISOLUZIONE DELL'ERRORE (SI/NO)", "GESTIONE ERRORE".</text:p>
          </table:table-cell>
          <table:table-cell table:style-name="ce46"/>
          <table:table-cell table:style-name="ce51" table:number-columns-repeated="3"/>
          <table:table-cell table:style-name="ce55" office:value-type="string">
            <text:p>SI</text:p>
          </table:table-cell>
          <table:table-cell table:style-name="ce55" table:number-columns-repeated="4"/>
          <table:table-cell table:style-name="ce55" office:value-type="string">
            <text:p>“connection TimeOut”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Il documento rimane in stato “da inviare” e rimane nella coda pronto per essere reinviato</text:p>
          </table:table-cell>
          <table:table-cell table:style-name="ce55"/>
          <table:table-cell table:style-name="ce60" office:value-type="string">
            <text:p>SI</text:p>
          </table:table-cell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2">
            <text:p>5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6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7-31">
            <text:p>31/7/2024</text:p>
          </table:table-cell>
          <table:table-cell table:style-name="ce51" office:value-type="string">
            <text:p>31 Jul 2024 13:48:01 GMT</text:p>
          </table:table-cell>
          <table:table-cell table:style-name="ce51" office:value-type="string">
            <text:p>27f034840fec1643</text:p>
          </table:table-cell>
          <table:table-cell table:style-name="ce51" office:value-type="string">
            <text:p>2.16.840.1.113883.2.9.2.120.4.4.26144f5213467dc096572a8bb4219697d659fbd03fad44c3831fd39d853f71e4.416e4bf979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a: Invalid content was found starting with element 'languageCode'. One of '{\"urn:hl7-org:v3\":confidentialityCode}' is expected.","status":400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3">
            <text:p>53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7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1">
            <text:p>1/8/2024</text:p>
          </table:table-cell>
          <table:table-cell table:style-name="ce51" office:value-type="string">
            <text:p>01 Aug 2024 07:20:21 GMT</text:p>
          </table:table-cell>
          <table:table-cell table:style-name="ce51" office:value-type="string">
            <text:p>37eac9b3b9fa1205</text:p>
          </table:table-cell>
          <table:table-cell table:style-name="ce51" office:value-type="string">
            <text:p>2.16.840.1.113883.2.9.2.120.4.4.b8a5f29589efeabf2bfe4e9aaf153fdfc5dd204297a33498a5e16316783cb5d7.9bb97a5fcc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46| codice fiscale 'drovvn91m59h501j' cittadino ed operatore: 16 cifre [A-Z0-9]{16}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4">
            <text:p>5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8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1">
            <text:p>1/8/2024</text:p>
          </table:table-cell>
          <table:table-cell table:style-name="ce51" office:value-type="string">
            <text:p>01 Aug 2024 08:14:52 GMT</text:p>
          </table:table-cell>
          <table:table-cell table:style-name="ce51" office:value-type="string">
            <text:p>d35d92cfaebe9265"</text:p>
          </table:table-cell>
          <table:table-cell table:style-name="ce51" office:value-type="string">
            <text:p>2.16.840.1.113883.2.9.2.120.4.4.dce731857cad8d94b53a6d6f243d0566cecbae24c3d2e04ec4acab063ce0a2f1.56efbde4a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6| L'elemento <text:s/>'confidentialityCode' di ClinicalDocument DEVE avere l'attributo @code <text:s/>valorizzato con 'N' o 'V', e il suo @codeSystem <text:s/>con '2.16.840.1.113883.5.25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5">
            <text:p>55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9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10-01">
            <text:p>1/10/2024</text:p>
          </table:table-cell>
          <table:table-cell table:style-name="ce51" office:value-type="string">
            <text:p>01 Oct 2024 10:45:20 GMT</text:p>
          </table:table-cell>
          <table:table-cell table:style-name="ce51" office:value-type="string">
            <text:p>6ef1db1e7550d3ef</text:p>
          </table:table-cell>
          <table:table-cell table:style-name="ce51" office:value-type="string">
            <text:p>2.16.840.1.113883.2.9.2.120.4.4.f1cfa86eb774149ab755f3a1646ce06347e5bfc319f120536641eccca4ed3192.bb00f61cb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12| L'elemento ClinicalDocument/recordTarget/patientRole/addr DEVE riportare i sotto-elementi 'country', 'city' e 'streetAddressLine'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6">
            <text:p>56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0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10-01">
            <text:p>1/10/2024</text:p>
          </table:table-cell>
          <table:table-cell table:style-name="ce51" office:value-type="string">
            <text:p>01 Oct 2024 10:57:48 GMT</text:p>
          </table:table-cell>
          <table:table-cell table:style-name="ce51" office:value-type="string">
            <text:p>2ce31fa1cff768e8</text:p>
          </table:table-cell>
          <table:table-cell table:style-name="ce51" office:value-type="string">
            <text:p>2.16.840.1.113883.2.9.2.120.4.4.b50a6c7a83d88384fddd2ae3b28ca60e87e95941e78f4e6e7de5c38b807c3ec5.d792f4e387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15| L'elemento ClinicalDocument/recordTaget/patientRole/patient/name DEVE riportare gli elementi 'given' e 'family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7">
            <text:p>5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1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1">
            <text:p>1/8/2024</text:p>
          </table:table-cell>
          <table:table-cell table:style-name="ce51" office:value-type="string">
            <text:p>01 Aug 2024 10:31:24 GMT</text:p>
          </table:table-cell>
          <table:table-cell table:style-name="ce51" office:value-type="string">
            <text:p>8bf553fa40425c9a</text:p>
          </table:table-cell>
          <table:table-cell table:style-name="ce51" office:value-type="string">
            <text:p>2.16.840.1.113883.2.9.2.120.4.4.edaec6fa9568bec075966a6131c61de2ea0d150bb037d6c38689edd38e11ec7d.024d47e8f8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vocabolario.","detail":"Almeno uno dei seguenti vocaboli non è censito: [CodeSystem: 2.16.840.1.113883.5.1 v2.1.0, Codes: X]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8">
            <text:p>5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2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1">
            <text:p>1/8/2024</text:p>
          </table:table-cell>
          <table:table-cell table:style-name="ce51" office:value-type="string">
            <text:p>01 Aug 2024 12:14:03 GMT</text:p>
          </table:table-cell>
          <table:table-cell table:style-name="ce51" office:value-type="string">
            <text:p>05fd245263dbe223</text:p>
          </table:table-cell>
          <table:table-cell table:style-name="ce51" office:value-type="string">
            <text:p>2.16.840.1.113883.2.9.2.120.4.4.7c1fbe8ff9409432654c4d30e5a6e465d416d0dc9c1a8cabf3b763d3ecc4fa88.2e61b33ded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-41| inFulfillmentOf/order/priorityCode DEVE avere l'attributo '@codeSystem='2.16.840.1.113883.5.7' e @code valorizzato con uno dei seguenti valori: 'R'|'P'|'UR'|'EM'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59">
            <text:p>5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3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1">
            <text:p>1/8/2024</text:p>
          </table:table-cell>
          <table:table-cell table:style-name="ce51" office:value-type="string">
            <text:p>01 Aug 2024 13:54:32 GMT</text:p>
          </table:table-cell>
          <table:table-cell table:style-name="ce51" office:value-type="string">
            <text:p>aec860f4d229bdb2</text:p>
          </table:table-cell>
          <table:table-cell table:style-name="ce51" office:value-type="string">
            <text:p>2.16.840.1.113883.2.9.2.120.4.4.e61b32d966400467bdd0b555ce8df687c3c3fc1dab3e5ff63e1d1271536af870.92ee86d7be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: -1,-1 cvc-complex-type.2.4.a: Invalid content was found starting with element 'priorityCode'. One of '{\"urn:hl7-org:v3\":realmCode, \"urn:hl7-org:v3\":typeId, \"urn:hl7-org:v3\":templateId, \"urn:hl7-org:v3\":id}' is expected.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60">
            <text:p>60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4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2">
            <text:p>2/8/2024</text:p>
          </table:table-cell>
          <table:table-cell table:style-name="ce51" office:value-type="string">
            <text:p>02 Aug 2024 07:29:27 GMT</text:p>
          </table:table-cell>
          <table:table-cell table:style-name="ce51" office:value-type="string">
            <text:p>1a9a4fb54379f9c1</text:p>
          </table:table-cell>
          <table:table-cell table:style-name="ce51" office:value-type="string">
            <text:p>2.16.840.1.113883.2.9.2.120.4.4.e5c2e171d0aea6940b47dfa1fffee1c12c44272d8535f5163eaca2cbe285b358.fc1f441ce0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: -1,-1 cvc-pattern-valid: Value '' is not facet-valid with respect to pattern '[^\\s]+' for type 'cs'.,ERROR: -1,-1 cvc-attribute.3: The value '' of attribute 'code' on element 'code' is not valid with respect to its type, 'cs'.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61">
            <text:p>6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5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2">
            <text:p>2/8/2024</text:p>
          </table:table-cell>
          <table:table-cell table:style-name="ce51" office:value-type="string">
            <text:p>02 Aug 2024 12:01:41 GMT</text:p>
          </table:table-cell>
          <table:table-cell table:style-name="ce51" office:value-type="string">
            <text:p>89ccf844151015d9</text:p>
          </table:table-cell>
          <table:table-cell table:style-name="ce51" office:value-type="string">
            <text:p>2.16.840.1.113883.2.9.2.120.4.4.20a08f8e015133ddf72f8f8edcb418da5b7282acbd88532be94cd1cb17b27f67.3cc164ea38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[ERRORE-b11| L'elemento specimen/specimenRole/specimenPlayingEntity deve contenere l'elemento 'code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62">
            <text:p>6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16_KO</text:p>
          </table:table-cell>
          <table:table-cell table:style-name="ce39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46" office:value-type="date" office:date-value="2024-08-02">
            <text:p>2/8/2024</text:p>
          </table:table-cell>
          <table:table-cell table:style-name="ce51" office:value-type="string">
            <text:p>02 Aug 2024 13:13:56 GMT</text:p>
          </table:table-cell>
          <table:table-cell table:style-name="ce51" office:value-type="string">
            <text:p>a014939bd43c112d</text:p>
          </table:table-cell>
          <table:table-cell table:style-name="ce51" office:value-type="string">
            <text:p>2.16.840.1.113883.2.9.2.120.4.4.06febe2320e8dbcba1e879a1448cdddabb6b7590bce0c96e57b9c65ef1385b6e.a5e76f537b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[ERRORE-b19| L’elemento organizer di tipo 'BATTERY' (@classCode='BATTERY') DEVE contenere l’elemento organizer/code.\n\t\t\t],[W002 | Si consiglia di valorizzare l'elemento organizer[CLUSTER]/code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75">
            <text:p>75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5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5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4">
            <text:p>24/9/2024</text:p>
          </table:table-cell>
          <table:table-cell table:style-name="ce51" office:value-type="string">
            <text:p>24 Sep 2024 07:57:00 GMT</text:p>
          </table:table-cell>
          <table:table-cell table:style-name="ce51" office:value-type="string">
            <text:p>46d7e5646ab17f7d</text:p>
          </table:table-cell>
          <table:table-cell table:style-name="ce51" office:value-type="string">
            <text:p>2.16.840.1.113883.2.9.2.120.4.4.d8dadff4458487aea66f6b3a5a7dc3ffbcc6b6e82e5acdb44a3dadf3c484b257.98b20efb54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a: Invalid content was found starting with element 'languageCode'. One of '{\"urn:hl7-org:v3\":confidentialityCode}' is expected.","status":400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76">
            <text:p>76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6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6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4">
            <text:p>24/9/2024</text:p>
          </table:table-cell>
          <table:table-cell table:style-name="ce51" office:value-type="string">
            <text:p>24 Sep 2024 08:28:48 GMT</text:p>
          </table:table-cell>
          <table:table-cell table:style-name="ce51" office:value-type="string">
            <text:p>a47cb06e8aaf88c8</text:p>
          </table:table-cell>
          <table:table-cell table:style-name="ce51" office:value-type="string">
            <text:p>2.16.840.1.113883.2.9.2.120.4.4.968a5b58f12d75763fa56a50dac35cbf2172a4bde2dcc436702a98bafb442651.631e0b1856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46| codice fiscale 'slrmtt90m05h501s' cittadino ed operatore: 16 cifre [A-Z0-9]{16}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77">
            <text:p>7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7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7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4">
            <text:p>24/9/2024</text:p>
          </table:table-cell>
          <table:table-cell table:style-name="ce51" office:value-type="string">
            <text:p>24 Sep 2024 08:44:29 GMT</text:p>
          </table:table-cell>
          <table:table-cell table:style-name="ce51" office:value-type="string">
            <text:p>711f9d657b68f3ac</text:p>
          </table:table-cell>
          <table:table-cell table:style-name="ce51" office:value-type="string">
            <text:p>2.16.840.1.113883.2.9.2.120.4.4.9b87ca136cb066ef89ad59bd54c800ce291bde7c19b30ee503c859a9cde72be0.85bf7ec69d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6| L'elemento <text:s/>'confidentialityCode' di ClinicalDocument DEVE avere l'attributo @code <text:s/>valorizzato con 'N' o 'V', e il suo @codeSystem <text:s/>con '2.16.840.1.113883.5.25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78">
            <text:p>7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8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8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10-01">
            <text:p>1/10/2024</text:p>
          </table:table-cell>
          <table:table-cell table:style-name="ce51" office:value-type="string">
            <text:p>01 Oct 2024 09:14:37 GMT</text:p>
          </table:table-cell>
          <table:table-cell table:style-name="ce51" office:value-type="string">
            <text:p>b0915904a532b1d3</text:p>
          </table:table-cell>
          <table:table-cell table:style-name="ce51" office:value-type="string">
            <text:p>2.16.840.1.113883.2.9.2.120.4.4.819bd4ffab8407dd82f7790dabc1a3d0281cb4c5b29f2ccad5bcfbb69d974ecd.9d93c15d34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11| L'elemento ClinicalDocument/recordTarget/patientRole/addr DEVE riportare i suoi sotto-elementi 'country', 'city' e 'streetAddressLine'. <text:s text:c="2"/>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79">
            <text:p>7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9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10-01">
            <text:p>1/10/2024</text:p>
          </table:table-cell>
          <table:table-cell table:style-name="ce51" office:value-type="string">
            <text:p>01 Oct 2024 10:27:07 GMT</text:p>
          </table:table-cell>
          <table:table-cell table:style-name="ce51" office:value-type="string">
            <text:p>bd6b3f859964a802</text:p>
          </table:table-cell>
          <table:table-cell table:style-name="ce51" office:value-type="string">
            <text:p>2.16.840.1.113883.2.9.2.120.4.4.0ef3fc88cb800ffe1fad0df089e27c9eef3bcc109ebc05b92d10c5bc4b71fe45.3bbc56ca4d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14| L'elemento ClinicalDocument/recordTaget/patientRole/patient/name DEVE riportare gli elementi 'given' e 'family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0">
            <text:p>80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0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0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5">
            <text:p>25/9/2024</text:p>
          </table:table-cell>
          <table:table-cell table:style-name="ce51" office:value-type="string">
            <text:p>25 Sep 2024 14:04:03 GMT</text:p>
          </table:table-cell>
          <table:table-cell table:style-name="ce51" office:value-type="string">
            <text:p>d2b95f63b5879ac5</text:p>
          </table:table-cell>
          <table:table-cell table:style-name="ce51" office:value-type="string">
            <text:p>2.16.840.1.113883.2.9.2.120.4.4.71e14f445334694999b13b9783bf61b1744f2ecaf9c9c4f7871cfc0dfa8f64c0.07fca7c23d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vocabolario.","detail":"Almeno uno dei seguenti vocaboli non è censito: [CodeSystem: 2.16.840.1.113883.5.1 v2.1.0, Codes: NB]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1">
            <text:p>8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1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 </text:p>
            <text:p><text:s/></text:p>
            <text:p>I dati utilizzati per comporre il CDA2 dovranno essere conformi alle section e le entry secondo quanto espresso nella sezione "CASO DI TEST 11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07:14:32 GMT</text:p>
          </table:table-cell>
          <table:table-cell table:style-name="ce51" office:value-type="string">
            <text:p>72b5a34019fdafe1</text:p>
          </table:table-cell>
          <table:table-cell table:style-name="ce51" office:value-type="string">
            <text:p>2.16.840.1.113883.2.9.2.120.4.4.8fe46b71d98546dc779f4a7f4859b056b254bbe56b59baa550333b2c46441c87.bbfb777537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Campo token JWT non valido.","detail":"JWT payload: Person id presente nel JWT differente dal codice fiscale del paziente previsto sul CDA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2">
            <text:p>8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2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text:s/></text:p>
            <text:p><text:s/></text:p>
            <text:p>I dati utilizzati per comporre il CDA2 dovranno essere conformi alle section e le entry secondo quanto espresso nella sezione "CASO DI TEST 12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07:52:09 GMT</text:p>
          </table:table-cell>
          <table:table-cell table:style-name="ce51" office:value-type="string">
            <text:p>6562be4a149d2bd6</text:p>
          </table:table-cell>
          <table:table-cell table:style-name="ce51" office:value-type="string">
            <text:p>2.16.840.1.113883.2.9.2.120.4.4.38bd29e59fad2b017fc73f2daecfde7fbd09402796ba6fee45851911cee5cef0.67615878d0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39| inFulfillmentOf/order/priorityCode DEVE avere l'attributo '@codeSystem='2.16.840.1.113883.5.7' e @code valorizzato con uno dei seguenti valori: 'R'|'P'|'UR'|'EM' ]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3">
            <text:p>83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3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08:17:42 GMT</text:p>
          </table:table-cell>
          <table:table-cell table:style-name="ce51" office:value-type="string">
            <text:p>7cb9a8be147eea39</text:p>
          </table:table-cell>
          <table:table-cell table:style-name="ce51" office:value-type="string">
            <text:p>2.16.840.1.113883.2.9.2.120.4.4.7d2ec0c5e05712eac5dc4b7f1bc98eac573eff046e9318e37176b2031dca3d73.dcd6ce924c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a: Invalid content was found starting with element 'priorityCode'. One of '{\"urn:hl7-org:v3\":realmCode, \"urn:hl7-org:v3\":typeId, \"urn:hl7-org:v3\":templateId, \"urn:hl7-org:v3\":id}' is expected.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4">
            <text:p>8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4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10:00:09 GMT</text:p>
          </table:table-cell>
          <table:table-cell table:style-name="ce51" office:value-type="string">
            <text:p>0c0e9021728b6eb4</text:p>
          </table:table-cell>
          <table:table-cell table:style-name="ce51" office:value-type="string">
            <text:p>2.16.840.1.113883.2.9.2.120.4.4.c099f701fa03695b2b8a8ea5f0b87d938ce4b2650172fe05bab74dea15dcc4fa.e9ea5f0465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 while executing validation on xsd schema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5">
            <text:p>85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5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5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10:32:20 GMT</text:p>
          </table:table-cell>
          <table:table-cell table:style-name="ce51" office:value-type="string">
            <text:p>2b249771717c80b3</text:p>
          </table:table-cell>
          <table:table-cell table:style-name="ce51" office:value-type="string">
            <text:p>2.16.840.1.113883.2.9.2.120.4.4.5abfa5d94171c61368fda00da81c45ece753d333a5c3585367d6d0ad8a447d24.5fa33104d0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4| Sezione Referto: DEVE essere presente la sezione \"Referto\".],[ERRORE-b5| Sezione Referto: La sezione deve contenere l'elemento 'text'.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6">
            <text:p>86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6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6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10:48:25 GMT</text:p>
          </table:table-cell>
          <table:table-cell table:style-name="ce51" office:value-type="string">
            <text:p>3b4c442cdc2fa732</text:p>
          </table:table-cell>
          <table:table-cell table:style-name="ce51" office:value-type="string">
            <text:p>2.16.840.1.113883.2.9.2.120.4.4.cc088c1c19c47f7700a77132a4231a04589042a31e293c36579a63afc2862a42.b4db497697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13| Sezione Precedenti Esami Eseguiti: La section deve contenere l'elemento 'text'.]"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7">
            <text:p>8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7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<text:s/></text:p>
            <text:p>I dati utilizzati per comporre il CDA2 dovranno essere conformi alle section e le entry secondo quanto espresso nella sezione "CASO DI TEST 17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6">
            <text:p>26/9/2024</text:p>
          </table:table-cell>
          <table:table-cell table:style-name="ce51" office:value-type="string">
            <text:p>26 Sep 2024 13:47:46 GMT</text:p>
          </table:table-cell>
          <table:table-cell table:style-name="ce51" office:value-type="string">
            <text:p>c579c83f1cb549b</text:p>
          </table:table-cell>
          <table:table-cell table:style-name="ce51" office:value-type="string">
            <text:p>2.16.840.1.113883.2.9.2.120.4.4.9f9f986441ccf79b18dafb62cd2c70a8a597ad7f98562f637a4e041161338e88.a40f07305e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7| Sezione Dicom Object Catalog: La sezione deve avere l'elemento 'entry' di tipo 'act'.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8">
            <text:p>8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8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8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07:45:55 GMT</text:p>
          </table:table-cell>
          <table:table-cell table:style-name="ce51" office:value-type="string">
            <text:p>a3325632df113e91</text:p>
          </table:table-cell>
          <table:table-cell table:style-name="ce51" office:value-type="string">
            <text:p>2.16.840.1.113883.2.9.2.120.4.4.4465d650e9138053dd77d0714305098c1f4d35669ac3e4d10d7e05e962e24a58.e185f63215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22| Sezione Storia Clinica: L'elemento entry/observation/effectiveTime deve essere presente e deve avere l'elemento 'low' valorizzato.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89">
            <text:p>8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19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9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08:05:05 GMT</text:p>
          </table:table-cell>
          <table:table-cell table:style-name="ce51" office:value-type="string">
            <text:p>475994bfff75a941</text:p>
          </table:table-cell>
          <table:table-cell table:style-name="ce51" office:value-type="string">
            <text:p>2.16.840.1.113883.2.9.2.120.4.4.c81d5a8178bb3d1920fc6ce58bf3c704d790047d8f06c66a958acb8101688d26.42ba711d6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26| Sezione Storia Clinica: La entry/organizer deve avere un elemento subject/relatedSubject il quale deve contenere l'elemento 'code'.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90">
            <text:p>90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20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20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09:23:04 GMT</text:p>
          </table:table-cell>
          <table:table-cell table:style-name="ce51" office:value-type="string">
            <text:p>8df104e3fd0d949a</text:p>
          </table:table-cell>
          <table:table-cell table:style-name="ce51" office:value-type="string">
            <text:p>2.16.840.1.113883.2.9.2.120.4.4.ac68bd55bab3eafc8cfe08c4b326b98681a5ed8a29da36d62fad8ac56c2c03ef.d0dc171ced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53| Sotto sezione Allergie: I'elemento entry/act/entryRelationship/observation/effectiveTime deve avere valorizzato l'elemento 'low'.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91">
            <text:p>9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21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1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09:43:01 GMT</text:p>
          </table:table-cell>
          <table:table-cell table:style-name="ce51" office:value-type="string">
            <text:p>a2d34db13b45beb9</text:p>
          </table:table-cell>
          <table:table-cell table:style-name="ce51" office:value-type="string">
            <text:p>2.16.840.1.113883.2.9.2.120.4.4.908db1fca8096e4a60d56819fa71d652f2106aee28cc4c6bc8729947bca641ff.e6d9dcee84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57| Sotto sezione Allergie: L'elemento entryRelationship/observation (Descrizione Agente) deve avere almeno un elemento 'participant' che dettaglia l'agente scatenante.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92">
            <text:p>9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22_KO</text:p>
          </table:table-cell>
          <table:table-cell table:style-name="ce39" office:value-type="string">
            <text:p/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10:23:44 GMT</text:p>
          </table:table-cell>
          <table:table-cell table:style-name="ce51" office:value-type="string">
            <text:p>d4f1f1c2339022a3</text:p>
          </table:table-cell>
          <table:table-cell table:style-name="ce51" office:value-type="string">
            <text:p>2.16.840.1.113883.2.9.2.120.4.4.0e6f127d6d5f7c9ca96596952ff97efa3527515e54080d701ab7b7ea70869f81.36383c780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vocabolario.","detail":"Almeno uno dei seguenti vocaboli non è censito: [CodeSystem: 2.16.840.1.113883.6.103, Codes: 000000]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93">
            <text:p>93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AD</text:p>
          </table:table-cell>
          <table:table-cell table:style-name="ce34" office:value-type="string">
            <text:p>VALIDAZIONE_CDA2_RAD_CT23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3" riportata nei documenti "casi di test RAD" e "CDA2_Referto_di_Radiologia_KO" presenti al path https://github.com/ministero-salute/it-fse-accreditamento.</text:p>
          </table:table-cell>
          <table:table-cell table:style-name="ce46" office:value-type="date" office:date-value="2024-09-27">
            <text:p>27/9/2024</text:p>
          </table:table-cell>
          <table:table-cell table:style-name="ce51" office:value-type="string">
            <text:p>27 Sep 2024 12:45:35 GMT</text:p>
          </table:table-cell>
          <table:table-cell table:style-name="ce51" office:value-type="string">
            <text:p>73a512e42e2c4e81</text:p>
          </table:table-cell>
          <table:table-cell table:style-name="ce51" office:value-type="string">
            <text:p>2.16.840.1.113883.2.9.2.120.4.4.1d14d4d54910b399db163d76bb5a47b8e822d00e9baad9076561995e6734ebf6.97965ec04a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40| L'elemento ClinicalDocument/documentationOf/serviceEvent deve contenere l'elemento code e DEVE valorizzare il suo attributo code con uno dei seguenti valori: 'PROG'|'DIR'|'RAD_PROG|'RAD_DIR'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47">
            <text:p>14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SA" e "CDA2_Referto_Specialistica_Ambulatoriale_OK" presenti al path https://github.com/ministero-salute/it-fse-accreditamento.</text:p>
            <text:p/>
          </table:table-cell>
          <table:table-cell table:style-name="ce46" office:value-type="date" office:date-value="2024-11-14">
            <text:p>14/11/2024</text:p>
          </table:table-cell>
          <table:table-cell table:style-name="ce51" office:value-type="string">
            <text:p>14 Nov 2024 10:19:28 GMT</text:p>
          </table:table-cell>
          <table:table-cell table:style-name="ce51" office:value-type="string">
            <text:p>10b5c699e4597ae7</text:p>
          </table:table-cell>
          <table:table-cell table:style-name="ce51" office:value-type="string">
            <text:p>2.16.840.1.113883.2.9.2.120.4.4.5e6e0d15f3b77c04bff59993253973435eca6a713122f9d79bd20fe404da6e5a.16471629bf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148">
            <text:p>14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2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SA" e "CDA2_Referto_Specialistica_Ambulatoriale_OK" presenti al path https://github.com/ministero-salute/it-fse-accreditamento.</text:p>
            <text:p/>
          </table:table-cell>
          <table:table-cell table:style-name="ce46" office:value-type="date" office:date-value="2024-11-26">
            <text:p>26/11/2024</text:p>
          </table:table-cell>
          <table:table-cell table:style-name="ce51" office:value-type="string">
            <text:p>26 Nov 2024 09:37:38 GMT</text:p>
          </table:table-cell>
          <table:table-cell table:style-name="ce51" office:value-type="string">
            <text:p>abededa87ba53e95</text:p>
          </table:table-cell>
          <table:table-cell table:style-name="ce51" office:value-type="string">
            <text:p>2.16.840.1.113883.2.9.2.120.4.4.0a32651803db5fad1f55549a7a8bf79100ff3576dd9da76f8400787bccf8c6ea.1d3624a019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149">
            <text:p>14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3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3" riportata nei documenti "casi di test RSA" e "CDA2_Referto_Specialistica_Ambulatoriale_OK" presenti al path https://github.com/ministero-salute/it-fse-accreditamento.</text:p>
            <text:p/>
          </table:table-cell>
          <table:table-cell table:style-name="ce46" office:value-type="date" office:date-value="2024-11-26">
            <text:p>26/11/2024</text:p>
          </table:table-cell>
          <table:table-cell table:style-name="ce51" office:value-type="string">
            <text:p>26 Nov 2024 13:42:06 GMT</text:p>
          </table:table-cell>
          <table:table-cell table:style-name="ce51" office:value-type="string">
            <text:p>7205f3e2d199420c</text:p>
          </table:table-cell>
          <table:table-cell table:style-name="ce51" office:value-type="string">
            <text:p>2.16.840.1.113883.2.9.2.120.4.4.24ae5833756603b16c458d5f1cb5901d87b6d0b49f0a828eab77d29ea2f00eee.5a63895597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150">
            <text:p>150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4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4" riportata nei documenti "casi di test RSA" e "CDA2_Referto_Specialistica_Ambulatoriale_OK" presenti al path https://github.com/ministero-salute/it-fse-accreditamento.</text:p>
            <text:p/>
          </table:table-cell>
          <table:table-cell table:style-name="ce46" office:value-type="date" office:date-value="2024-11-26">
            <text:p>26/11/2024</text:p>
          </table:table-cell>
          <table:table-cell table:style-name="ce51" office:value-type="string">
            <text:p>26 Nov 2024 14:15:41 GMT</text:p>
          </table:table-cell>
          <table:table-cell table:style-name="ce51" office:value-type="string">
            <text:p>4c72abc36bb9fbef</text:p>
          </table:table-cell>
          <table:table-cell table:style-name="ce51" office:value-type="string">
            <text:p>2.16.840.1.113883.2.9.2.120.4.4.78ef0d9778ca116ba5dbb4d635fac46cf53084245810704cc8ea641e2a0ceafd.b4d707562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151">
            <text:p>15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5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5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6">
            <text:p>26/11/2024</text:p>
          </table:table-cell>
          <table:table-cell table:style-name="ce51" office:value-type="string">
            <text:p>26 Nov 2024 15:05:32 GMT</text:p>
          </table:table-cell>
          <table:table-cell table:style-name="ce51" office:value-type="string">
            <text:p>689ce356cbcd4935</text:p>
          </table:table-cell>
          <table:table-cell table:style-name="ce51" office:value-type="string">
            <text:p>2.16.840.1.113883.2.9.2.120.4.4.71409242abacbdc7e2ea3e5e27ed108770e9635da4fea928bb79838a18618049.f516bd83ff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a: Invalid content was found starting with element 'languageCode'. One of '{\"urn:hl7-org:v3\":confidentialityCode}' is expected.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2">
            <text:p>15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6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6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09:19:23 GMT</text:p>
          </table:table-cell>
          <table:table-cell table:style-name="ce51" office:value-type="string">
            <text:p>fbbba7345fe90f97</text:p>
          </table:table-cell>
          <table:table-cell table:style-name="ce51" office:value-type="string">
            <text:p>2.16.840.1.113883.2.9.2.120.4.4.b4cbf0c9d3dcb92374993200d920a9800bd407a7e7cd8b417801887ba65b58e5.e75e395ba4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44| Il codice fiscale 'slrmtt90m05h501s' cittadino ed operatore deve essere costituito da 16 cifre [A-Z0-9]{16}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3">
            <text:p>153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7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7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08:50:39 GMT</text:p>
          </table:table-cell>
          <table:table-cell table:style-name="ce51" office:value-type="string">
            <text:p>79229b12f1c056c6</text:p>
          </table:table-cell>
          <table:table-cell table:style-name="ce51" office:value-type="string">
            <text:p>2.16.840.1.113883.2.9.2.120.4.4.79976b1c49e97e28175c8e86767c496c75065f28f240c941b35c81af8092c235.32966700dc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6| L'elemento ClinicalDocument/confidentialityCode DEVE avere l'attributo @code valorizzato con 'N' o 'V', e il @codeSystem='2.16.840.1.113883.5.25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4">
            <text:p>15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8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8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09:49:20 GMT</text:p>
          </table:table-cell>
          <table:table-cell table:style-name="ce51" office:value-type="string">
            <text:p>a9e91725b117ada0</text:p>
          </table:table-cell>
          <table:table-cell table:style-name="ce51" office:value-type="string">
            <text:p>2.16.840.1.113883.2.9.2.120.4.4.7d7c37bf55e313a9539bf03763793ff70e9faa4aef6b1811e789d8ad6a0a99c5.5149b8252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11| L'elemento ClinicalDocument/recordTarget/patientRole/addr DEVE riportare i sotto-elementi 'country', 'city' e 'streetAddressLine'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5">
            <text:p>155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9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9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10:24:56 GMT</text:p>
          </table:table-cell>
          <table:table-cell table:style-name="ce51" office:value-type="string">
            <text:p>88942518057bcdf4</text:p>
          </table:table-cell>
          <table:table-cell table:style-name="ce51" office:value-type="string">
            <text:p>2.16.840.1.113883.2.9.2.120.4.4.6ae0cef4db3dcb3a6f904b164c1c263143d434cc5b586513c4d7210db5bccae7.3c0323b63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14| L'elemento ClinicalDocument/recordTaget/patientRole/patient/name DEVE riportare gli elementi 'given' e 'family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6">
            <text:p>156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0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0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10:56:28 GMT</text:p>
          </table:table-cell>
          <table:table-cell table:style-name="ce51" office:value-type="string">
            <text:p>e78636852faca587</text:p>
          </table:table-cell>
          <table:table-cell table:style-name="ce51" office:value-type="string">
            <text:p>2.16.840.1.113883.2.9.2.120.4.4.dc4f640f87dff8b6ceaf396aa05548ff7e14c8c304a67f2ee589e083345a792b.059adc312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vocabolario.","detail":"Almeno uno dei seguenti vocaboli non è censito: [CodeSystem: 2.16.840.1.113883.5.1 v2.1.0, Codes: A]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7">
            <text:p>15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1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11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11:14:33 GMT</text:p>
          </table:table-cell>
          <table:table-cell table:style-name="ce51" office:value-type="string">
            <text:p>26d36d68392db0ca</text:p>
          </table:table-cell>
          <table:table-cell table:style-name="ce51" office:value-type="string">
            <text:p>2.16.840.1.113883.2.9.2.120.4.4.a9ddd9a59c9187ae237d9dcae6a0d8f8d2b0d012164bc4d7c7ad871572a97bf4.d200d0773a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vocabolario.","detail":"Almeno uno dei seguenti vocaboli non è censito: [CodeSystem: 2.16.840.1.113883.6.103, Codes: 999.99]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8">
            <text:p>15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2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2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7">
            <text:p>27/11/2024</text:p>
          </table:table-cell>
          <table:table-cell table:style-name="ce51" office:value-type="string">
            <text:p>27 Nov 2024 13:04:35 GMT</text:p>
          </table:table-cell>
          <table:table-cell table:style-name="ce51" office:value-type="string">
            <text:p>33f769f38cbaf498</text:p>
          </table:table-cell>
          <table:table-cell table:style-name="ce51" office:value-type="string">
            <text:p>2.16.840.1.113883.2.9.2.120.4.4.e21fa1dffc31317d3566f016b13b3e1077abdfd49fadb1e52e475366c3daca7e.7df414dec2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38| inFulfillmentOf/order/priorityCode DEVE avere l'attributo '@codeSystem='2.16.840.1.113883.5.7' e @code valorizzato con uno dei seguenti valori: 'R'|'P'|'UR'|'EM'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59">
            <text:p>15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3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3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07:49:46 GMT</text:p>
          </table:table-cell>
          <table:table-cell table:style-name="ce51" office:value-type="string">
            <text:p>2b8c5e637b2f02e5</text:p>
          </table:table-cell>
          <table:table-cell table:style-name="ce51" office:value-type="string">
            <text:p>2.16.840.1.113883.2.9.2.120.4.4.2251057e03faf6f9ae7bd015707efa8813fc1170bf362cea8f7179173bd5a05d.cddbe50b8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a: Invalid content was found starting with element 'priorityCode'. One of '{\"urn:hl7-org:v3\":realmCode, \"urn:hl7-org:v3\":typeId, \"urn:hl7-org:v3\":templateId, \"urn:hl7-org:v3\":id}' is expected.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0">
            <text:p>160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4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>I dati utilizzati per comporre il CDA2 dovranno essere conformi alle section e le entry secondo quanto espresso nella sezione "CASO DI TEST 14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08:55:10 GMT</text:p>
          </table:table-cell>
          <table:table-cell table:style-name="ce51" office:value-type="string">
            <text:p>2b05cc0d322a94e9</text:p>
          </table:table-cell>
          <table:table-cell table:style-name="ce51" office:value-type="string">
            <text:p>2.16.840.1.113883.2.9.2.120.4.4.097696a8231329cfdf413700aeee9818c1a36d6622df7324a0a8f45739cb7d4a.c1d08b5c2d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a: Invalid content was found starting with element 'originalText'. One of '{\"urn:hl7-org:v3\":realmCode, \"urn:hl7-org:v3\":typeId, \"urn:hl7-org:v3\":templateId, \"urn:hl7-org:v3\":id, \"urn:hl7-org:v3\":code}' is expected.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1">
            <text:p>161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5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5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09:07:02 GMT</text:p>
          </table:table-cell>
          <table:table-cell table:style-name="ce51" office:value-type="string">
            <text:p>ebdc65b64c0a2fb4</text:p>
          </table:table-cell>
          <table:table-cell table:style-name="ce51" office:value-type="string">
            <text:p>2.16.840.1.113883.2.9.2.120.4.4.ad58a3a14dd15603d0a7acd455bf0c73ec1cbec53beea9fbd60ca8ad697eb37b.5e4072a1e9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di sintassi.","detail":"ERROR: -1,-1 cvc-complex-type.2.4.b: The content of element 'component' is not complete. One of '{\"urn:hl7-org:v3\":realmCode, \"urn:hl7-org:v3\":typeId, \"urn:hl7-org:v3\":templateId, \"urn:hl7-org:v3\":section}' is expected.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2">
            <text:p>162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6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6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09:29:24 GMT</text:p>
          </table:table-cell>
          <table:table-cell table:style-name="ce51" office:value-type="string">
            <text:p>96c6db78538eb117</text:p>
          </table:table-cell>
          <table:table-cell table:style-name="ce51" office:value-type="string">
            <text:p>2.16.840.1.113883.2.9.2.120.4.4.c051b0ba06a1c775d79f9a8f14cfba65f57e6f48c648811a327cf593407def9d.831e06a180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6| Sezione Quesito Diagnostico: la sezione DEVE contenere un elemento 'text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3">
            <text:p>163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7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7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0:54:01 GMT</text:p>
          </table:table-cell>
          <table:table-cell table:style-name="ce51" office:value-type="string">
            <text:p>c95ad903927f2263</text:p>
          </table:table-cell>
          <table:table-cell table:style-name="ce51" office:value-type="string">
            <text:p>2.16.840.1.113883.2.9.2.120.4.4.1f9af7272ece8fec7063b09c1960451204be0015d6b603048af8a70f711e271f.9fb0d148f8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82| Sezione Prestazioni: l'elemento entry/act/entryRelationship/procedure deve contenere l'elemento code ],[ERRORE-b82| Sezione Prestazioni: l'elemento entry/act/entryRelationship/procedure deve contenere l'elemento code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4">
            <text:p>16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8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8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0:26:45 GMT</text:p>
          </table:table-cell>
          <table:table-cell table:style-name="ce51" office:value-type="string">
            <text:p>2c6bb41390769db7</text:p>
          </table:table-cell>
          <table:table-cell table:style-name="ce51" office:value-type="string">
            <text:p>2.16.840.1.113883.2.9.2.120.4.4.69fff2514d57b6ce6a9e6d6688b6cb1ed6a7c74287f7b95960e3fd475594d4f4.b2f7ed1363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26| Sezione Storia Clinica: l'elemento entry/observation/effectiveTime deve essere presente e deve avere l'elemento 'low' valorizzato],[ERRORE-b27| Sezione Storia Clinica: l'elemento entry/observation/effectiveTime deve essere presente e deve avere l'elemento 'high' valorizzato nel caso in cui il problema risulta non essere più presente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5">
            <text:p>165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19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19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1:11:31 GMT</text:p>
          </table:table-cell>
          <table:table-cell table:style-name="ce51" office:value-type="string">
            <text:p>746aeb33941982dc</text:p>
          </table:table-cell>
          <table:table-cell table:style-name="ce51" office:value-type="string">
            <text:p>2.16.840.1.113883.2.9.2.120.4.4.090630875344e41dc6213c487357fcbc393319611a33505fa0e4e9803f119f93.3b37b397a0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36| Sezione Storia Clinica: l'elemento entry/organizer/subject/relatedSubject deve avere l'attributo @classCode='PRS' e deve contenere l'elemento 'code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6">
            <text:p>166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20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0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1:39:09 GMT</text:p>
          </table:table-cell>
          <table:table-cell table:style-name="ce51" office:value-type="string">
            <text:p>aeb09e4b2bc29936</text:p>
          </table:table-cell>
          <table:table-cell table:style-name="ce51" office:value-type="string">
            <text:p>2.16.840.1.113883.2.9.2.120.4.4.27f2cda3e564250155e8b1e4670367b37acc3da349759e01117d514722f26e75.47f6846dde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53| Sotto-sezione Allergie: l'elemento entry/act/entryRelationship/observation/effectiveTime deve essere presente e deve avere l'elemento 'low' valorizzato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7">
            <text:p>167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21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1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1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3:09:51 GMT</text:p>
          </table:table-cell>
          <table:table-cell table:style-name="ce51" office:value-type="string">
            <text:p>2e34081ea0f4803b</text:p>
          </table:table-cell>
          <table:table-cell table:style-name="ce51" office:value-type="string">
            <text:p>2.16.840.1.113883.2.9.2.120.4.4.d20cb537907b3974d5eee5e3f1908233255ca5045318f9087799975e305e3468.06eb3b8b68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b57| Sotto-sezione Allergie: entry/act/entryRelationship/observation deve contenere almeno un elemento 'participant'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8">
            <text:p>16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22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/>
            <text:p>I dati utilizzati per comporre il CDA2 dovranno essere conformi alle section e le entry secondo quanto espresso nella sezione "CASO DI TEST 22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4:54:33 GMT</text:p>
          </table:table-cell>
          <table:table-cell table:style-name="ce51" office:value-type="string">
            <text:p>3023b51eb66dd44</text:p>
          </table:table-cell>
          <table:table-cell table:style-name="ce51" office:value-type="string">
            <text:p>2.16.840.1.113883.2.9.2.120.4.4.139ecccffcd419268d9d4e5f94640e25a948ba58e67f4cd36c39e57568527571.49f4aa5159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vocabolario.","detail":"Almeno uno dei seguenti vocaboli non è censito: [CodeSystem: 2.16.840.1.113883.6.103, Codes: 999.99]","status":400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169">
            <text:p>169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23_KO</text:p>
          </table:table-cell>
          <table:table-cell table:style-name="ce39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3" riportata nei documenti "casi di test RSA" e "CDA2_Referto_Specialistica_Ambulatoriale_KO" presenti al path https://github.com/ministero-salute/it-fse-accreditamento.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 </text:p>
            <text:p/>
            <text:p>I dati utilizzati per comporre il CDA2 dovranno essere conformi alle section e le entry secondo quanto espresso nella sezione "CASO DI TEST 23" riportata nei documenti "casi di test RSA" e "CDA2_Referto_Specialistica_Ambulatoriale_KO" presenti al path https://github.com/ministero-salute/it-fse-accreditamento.</text:p>
          </table:table-cell>
          <table:table-cell table:style-name="ce46" office:value-type="date" office:date-value="2024-11-28">
            <text:p>28/11/2024</text:p>
          </table:table-cell>
          <table:table-cell table:style-name="ce51" office:value-type="string">
            <text:p>28 Nov 2024 15:05:53 GMT</text:p>
          </table:table-cell>
          <table:table-cell table:style-name="ce51" office:value-type="string">
            <text:p>7811deee44e9ed8b</text:p>
          </table:table-cell>
          <table:table-cell table:style-name="ce51" office:value-type="string">
            <text:p>2.16.840.1.113883.2.9.2.120.4.4.02e16b47d6c13e09e31cde827917ab7ff05f3827c25eb63290f887ae1fe2c96e.238df4f0f1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2"/>
          <table:table-cell table:number-columns-repeated="2" table:style-name="ce55" office:value-type="string">
            <text:p>SI</text:p>
          </table:table-cell>
          <table:table-cell table:style-name="ce55" office:value-type="string">
            <text:p>Errore semantico.","detail":"[ERRORE-30| L'elemento ClinicalDocument/legalAuthenticator/signatureCode deve essere valorizzato con il codice \"S\" ]","status":422,"instance":"/validation/error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NO</text:p>
          </table:table-cell>
          <table:table-cell table:style-name="ce55" office:value-type="string">
            <text:p>SI</text:p>
          </table:table-cell>
          <table:table-cell table:style-name="ce55" office:value-type="string">
            <text:p>L'invio dei referti all'FSE avviente tramite la gestione di una coda interattiva richiamabile da apposito menù in varie momenti della giornata <text:s/>ad esempio a seguito di una sessione di validazioe e firma. <text:s/>Nella gestione documentale integrata nell'applicatico è stato aggiunto un campo a valorizzare lo stato del documento <text:s/>rispetto all'invio FSE TfseStato=(fseNessuno,fseDaInviare,fseInviato,fseDaSostituire,fseCancellato,fseValidato);. <text:s/>La coda viene popolata da tutti i documenti in stato FSEDaInviare e FSEDaSostituire ecc. <text:s text:c="2"/>Premesso che il CDA viene creato al momento stesso della generazione del PDF per evitare che i dati del CDA non siano uguali a quelli del PDF, <text:s/>qualora l'errore si verifichasse nella trasmissione lo stato rimane in fseDaInviare ed il messaggio di errore contenuto <text:s text:c="2"/>nella risposta visualizzato all'operatore che sta facendo l'invio. <text:s text:c="2"/>In tal caso è necessario correggere l'errore, creare un documento aggiorntao contenente il nuovo CDA e rinviare. <text:s/>Solo in caso di esito positivo lo stato passa ad FSEInviato. <text:s text:c="2"/>I documenti in stato FSEDaInviare vengono riproposti automaticamente ad ogni nuovo invio batch in modo che non vengano bypassati. <text:s/>Non è possibile rinviare un documento errato senza che non se ne abbia contezza,corretto e ricreato, anche perchè si otterrebbe di nuovo <text:s/>lo stesso messaggio di errore. <text:s/>In caso di errore livello applicatico BUG, tipo errore di creazione del JWT ovviamente va fatta una segnalazione al nostro HelpDesk, <text:s text:c="2"/>ma questa eventualità è quasi impossibile una volta testato l'applicativo.</text:p>
          </table:table-cell>
          <table:table-cell table:style-name="ce55"/>
          <table:table-cell table:style-name="ce60"/>
          <table:table-cell table:style-name="ce63"/>
          <table:table-cell table:style-name="ce73" office:value-type="string">
            <text:p>KO</text:p>
          </table:table-cell>
          <table:table-cell table:number-columns-repeated="1001"/>
        </table:table-row>
        <table:table-row table:style-name="ro11">
          <table:table-cell table:style-name="ce26" office:value-type="float" office:value="368">
            <text:p>368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LAB</text:p>
          </table:table-cell>
          <table:table-cell table:style-name="ce34" office:value-type="string">
            <text:p>VALIDAZIONE_CDA2_LAB_CT0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LAB" e "CDA2_Referto Medicina di Laboratorio_OK" presenti al path https://github.com/ministero-salute/it-fse-accreditamento.</text:p>
            <text:p/>
          </table:table-cell>
          <table:table-cell table:style-name="ce46" office:value-type="date" office:date-value="2024-07-30">
            <text:p>30/7/2024</text:p>
          </table:table-cell>
          <table:table-cell table:style-name="ce51" office:value-type="string">
            <text:p>30 Jul 2024 13:44:04 GMT</text:p>
          </table:table-cell>
          <table:table-cell table:style-name="ce51" office:value-type="string">
            <text:p>24eee6825ccd01fa</text:p>
          </table:table-cell>
          <table:table-cell table:style-name="ce51" office:value-type="string">
            <text:p>2.16.840.1.113883.2.9.2.120.4.4.d5c282df63bdb1523fff6f99f550ecbe9325ecf7f87b0b5157b2708851328071.d6c8dfe1d9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6" office:value-type="float" office:value="374">
            <text:p>374</text:p>
          </table:table-cell>
          <table:table-cell table:style-name="ce34" office:value-type="string">
            <text:p>VALIDAZIONE</text:p>
          </table:table-cell>
          <table:table-cell table:style-name="ce34" office:value-type="string">
            <text:p>RSA</text:p>
          </table:table-cell>
          <table:table-cell table:style-name="ce34" office:value-type="string">
            <text:p>VALIDAZIONE_CDA2_RSA_CT0</text:p>
          </table:table-cell>
          <table:table-cell table:style-name="ce3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RSA" e "CDA2_Referto_Specialistica_Ambulatoriale_OK" presenti al path https://github.com/ministero-salute/it-fse-accreditamento.</text:p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Referto Specialistica Ambulatoriale dovrà essere composto in modo da risultare valido dal punto di vista sintattico, semantico, terminologico. I dati utilizzati per comporre il CDA2 dovranno essere conformi alle section e le entry secondo quanto espresso dalla sezione "CASO DI TEST 0" riportata nei documenti "casi di test RSA" e "CDA2_Referto_Specialistica_Ambulatoriale_OK" presenti al path https://github.com/ministero-salute/it-fse-accreditamento.</text:p>
            <text:p/>
          </table:table-cell>
          <table:table-cell table:style-name="ce46" office:value-type="date" office:date-value="2024-11-13">
            <text:p>13/11/2024</text:p>
          </table:table-cell>
          <table:table-cell table:style-name="ce51" office:value-type="string">
            <text:p>13 Nov 2024 13:45:28 GMT</text:p>
          </table:table-cell>
          <table:table-cell table:style-name="ce51" office:value-type="string">
            <text:p>e7735b26c4d2eb56</text:p>
          </table:table-cell>
          <table:table-cell table:style-name="ce51" office:value-type="string">
            <text:p>2.16.840.1.113883.2.9.2.120.4.4.5f7699753464030a144f27766ea039df1c7d5c2811464772cb9c60ab1e0842f3.f3fbf31229^^^^urn:ihe:iti:xdw:2013:workflowInstanceId</text:p>
          </table:table-cell>
          <table:table-cell table:style-name="ce55" office:value-type="string">
            <text:p>SI</text:p>
          </table:table-cell>
          <table:table-cell table:style-name="ce55" table:number-columns-repeated="9"/>
          <table:table-cell table:style-name="ce55" office:value-type="string">
            <text:p>Created</text:p>
          </table:table-cell>
          <table:table-cell table:style-name="ce60"/>
          <table:table-cell table:style-name="ce63"/>
          <table:table-cell table:style-name="ce74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7" office:value-type="float" office:value="446">
            <text:p>446</text:p>
          </table:table-cell>
          <table:table-cell table:style-name="ce35" office:value-type="string">
            <text:p>VALIDAZIONE</text:p>
          </table:table-cell>
          <table:table-cell table:style-name="ce35" office:value-type="string">
            <text:p>RAD</text:p>
          </table:table-cell>
          <table:table-cell table:style-name="ce35" office:value-type="string">
            <text:p>VALIDAZIONE_CDA2_RAD_CT1</text:p>
          </table:table-cell>
          <table:table-cell table:style-name="ce41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Referto Radiologia dovrà essere composto in modo da risultare valido dal punto di vista sintattico, semantico, terminologico. I dati utilizzati per comporre il CDA2 dovranno essere conformi alle section e le entry secondo quanto espresso dalla sezione "CASO DI TEST 1" riportata nei documenti "casi di test RAD" e "CDA2_Referto_di_Radiologia_OK" presenti al path https://github.com/ministero-salute/it-fse-accreditamento.</text:p>
          </table:table-cell>
          <table:table-cell table:style-name="ce47" office:value-type="date" office:date-value="2024-09-21">
            <text:p>21/9/2024</text:p>
          </table:table-cell>
          <table:table-cell table:style-name="ce52" office:value-type="string">
            <text:p>21 Sep 2024 12:08:53 GMT</text:p>
          </table:table-cell>
          <table:table-cell table:style-name="ce52" office:value-type="string">
            <text:p>bc973ababc5fbfe2</text:p>
          </table:table-cell>
          <table:table-cell table:style-name="ce52" office:value-type="string">
            <text:p>2.16.840.1.113883.2.9.2.120.4.4.354304769c6d2c73c2c9304c38da6fb4603dbd9e084bb302a171d8ba10bbf85a.548417e177^^^^urn:ihe:iti:xdw:2013:workflowInstanceId</text:p>
          </table:table-cell>
          <table:table-cell table:style-name="ce56" office:value-type="string">
            <text:p>SI</text:p>
          </table:table-cell>
          <table:table-cell table:style-name="ce56" table:number-columns-repeated="9"/>
          <table:table-cell table:style-name="ce56" office:value-type="string">
            <text:p>Created</text:p>
          </table:table-cell>
          <table:table-cell table:style-name="ce61"/>
          <table:table-cell table:style-name="ce64"/>
          <table:table-cell table:style-name="ce74" office:value-type="string">
            <text:p>OK</text:p>
          </table:table-cell>
          <table:table-cell table:number-columns-repeated="1001"/>
        </table:table-row>
        <table:table-row table:style-name="ro11">
          <table:table-cell table:style-name="ce28" office:value-type="float" office:value="447">
            <text:p>447</text:p>
          </table:table-cell>
          <table:table-cell table:style-name="ce36" office:value-type="string">
            <text:p>VALIDAZIONE</text:p>
          </table:table-cell>
          <table:table-cell table:style-name="ce36" office:value-type="string">
            <text:p>RAD</text:p>
          </table:table-cell>
          <table:table-cell table:style-name="ce36" office:value-type="string">
            <text:p>VALIDAZIONE_CDA2_RAD_CT2</text:p>
          </table:table-cell>
          <table:table-cell table:style-name="ce42" office:value-type="string">
            <text:p>Viene richiamato il servizio di validazione "https://&lt;HOST&gt;:&lt;PORT&gt;/v&lt;major&gt;/documents/validation" al fine di una futura pubblicazione con esito positivo (status code 201), secondo quanto descritto in https://github.com/ministero-salute/it-fse-support/tree/main/doc/integrazione-gateway</text:p>
            <text:p/>
            <text:p>Il Documento CDA2 Referto Radiologia dovrà essere composto in modo da risultare valido dal punto di vista sintattico, semantico, terminologico. I dati utilizzati per comporre il CDA2 dovranno essere conformi alle section e le entry secondo quanto espresso dalla sezione "CASO DI TEST 2" riportata nei documenti "casi di test RAD" e "CDA2_Referto_di_Radiologia_OK" presenti al path https://github.com/ministero-salute/it-fse-accreditamento.</text:p>
          </table:table-cell>
          <table:table-cell table:style-name="ce48" office:value-type="date" office:date-value="2024-09-23">
            <text:p>23/9/2024</text:p>
          </table:table-cell>
          <table:table-cell table:style-name="ce53" office:value-type="string">
            <text:p>23 Sep 2024 12:06:55 GMT</text:p>
          </table:table-cell>
          <table:table-cell table:style-name="ce53" office:value-type="string">
            <text:p>64643a4413670325</text:p>
          </table:table-cell>
          <table:table-cell table:style-name="ce53" office:value-type="string">
            <text:p>2.16.840.1.113883.2.9.2.120.4.4.b7602de5d66e6013425fc8b21742b306ba8d8d5efb94961f08512b6d76453043.10bbe7ed0d^^^^urn:ihe:iti:xdw:2013:workflowInstanceId</text:p>
          </table:table-cell>
          <table:table-cell table:style-name="ce57" office:value-type="string">
            <text:p>SI</text:p>
          </table:table-cell>
          <table:table-cell table:style-name="ce57" table:number-columns-repeated="9"/>
          <table:table-cell table:style-name="ce57" office:value-type="string">
            <text:p>Created</text:p>
          </table:table-cell>
          <table:table-cell table:style-name="ce62"/>
          <table:table-cell table:style-name="ce65"/>
          <table:table-cell table:style-name="ce73" office:value-type="string">
            <text:p>OK</text:p>
          </table:table-cell>
          <table:table-cell table:number-columns-repeated="1001"/>
        </table:table-row>
        <table:table-row table:style-name="ro11" table:number-rows-repeated="167">
          <table:table-cell table:number-columns-repeated="5"/>
          <table:table-cell table:style-name="ce43" table:number-columns-repeated="4"/>
          <table:table-cell table:style-name="ce54" table:number-columns-repeated="11"/>
          <table:table-cell table:style-name="ce58"/>
          <table:table-cell table:style-name="ce2"/>
          <table:table-cell table:style-name="ce66"/>
          <table:table-cell table:number-columns-repeated="1001"/>
        </table:table-row>
        <table:table-row table:style-name="ro11" table:number-rows-repeated="417">
          <table:table-cell table:number-columns-repeated="22"/>
          <table:table-cell table:style-name="ce54"/>
          <table:table-cell table:number-columns-repeated="1001"/>
        </table:table-row>
        <table:table-row table:style-name="ro11" table:number-rows-repeated="1047896">
          <table:table-cell table:number-columns-repeated="1024"/>
        </table:table-row>
        <table:table-row table:style-name="ro14" table:number-rows-repeated="1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_xlnm._FilterDatabase" table:base-cell-address="$'Istruzioni Compilazione'.$A$1" table:cell-range-address="$TestCases.$A$9:.$W$80"/>
        </table:named-expressions>
      </table:table>
      <table:table table:name="LISTA VALORI" table:style-name="ta4" table:print="false">
        <table:table-column table:style-name="co16" table:number-columns-repeated="1024" table:default-cell-style-name="Excel_20_Built-in_20_Normal"/>
        <table:table-row table:style-name="ro1">
          <table:table-cell office:value-type="string">
            <text:p>Razionale di Applicabilità</text:p>
          </table:table-cell>
          <table:table-cell table:number-columns-repeated="1023"/>
        </table:table-row>
        <table:table-row table:style-name="ro1">
          <table:table-cell office:value-type="string">
            <text:p>Campo/sezione non gestito/a in modo strutturato dall’applicativo</text:p>
          </table:table-cell>
          <table:table-cell table:number-columns-repeated="1023"/>
        </table:table-row>
        <table:table-row table:style-name="ro1">
          <table:table-cell office:value-type="string">
            <text:p>Campo obbligatorio</text:p>
          </table:table-cell>
          <table:table-cell table:number-columns-repeated="1023"/>
        </table:table-row>
        <table:table-row table:style-name="ro1">
          <table:table-cell office:value-type="string">
            <text:p>Campo valorizzato di default</text:p>
          </table:table-cell>
          <table:table-cell table:number-columns-repeated="1023"/>
        </table:table-row>
        <table:table-row table:style-name="ro1">
          <table:table-cell office:value-type="string">
            <text:p>Campo valorizzato in automatico tramite dati recuperati da servizi esterni</text:p>
          </table:table-cell>
          <table:table-cell table:number-columns-repeated="1023"/>
        </table:table-row>
        <table:table-row table:style-name="ro1">
          <table:table-cell office:value-type="string">
            <text:p>Campo valorizzabile tramite selezione da un set di valori ammessi</text:p>
          </table:table-cell>
          <table:table-cell table:number-columns-repeated="1023"/>
        </table:table-row>
        <table:table-row table:style-name="ro1">
          <table:table-cell office:value-type="string">
            <text:p>L’applicativo effettua controlli preventivi sul dato inserito</text:p>
          </table:table-cell>
          <table:table-cell table:number-columns-repeated="1023"/>
        </table:table-row>
        <table:table-row table:style-name="ro1">
          <table:table-cell office:value-type="string">
            <text:p>Altro (specificare)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ummary" table:style-name="ta5" table:print="false">
        <office:forms form:automatic-focus="false" form:apply-design-mode="false"/>
        <table:table-column table:style-name="co17" table:default-cell-style-name="ce8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3" table:number-columns-repeated="1017" table:default-cell-style-name="Excel_20_Built-in_20_Normal"/>
        <table:table-row table:style-name="ro7">
          <table:table-cell table:style-name="ce13" office:value-type="string">
            <text:p>TIPO DOCUMENTO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ID TEST CASE OK</text:p>
          </table:table-cell>
          <table:table-cell table:style-name="ce13" office:value-type="string">
            <text:p>ID TEST CASE KO</text:p>
          </table:table-cell>
          <table:table-cell/>
          <table:table-cell table:style-name="ce71" office:value-type="string">
            <text:p>Versione:</text:p>
          </table:table-cell>
          <table:table-cell table:style-name="ce72" office:value-type="string">
            <text:p>8.2.1</text:p>
          </table:table-cell>
          <table:table-cell table:number-columns-repeated="1017"/>
        </table:table-row>
        <table:table-row table:style-name="ro7">
          <table:table-cell table:style-name="ce68" office:value-type="string">
            <text:p>LAB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1,2,3,4,5,368</text:p>
          </table:table-cell>
          <table:table-cell table:style-name="ce69" office:value-type="string">
            <text:p>28,36,44,52,53,54,55,56,57,58,59,60,61,62</text:p>
          </table:table-cell>
          <table:table-cell table:number-columns-repeated="1020"/>
        </table:table-row>
        <table:table-row table:style-name="ro7">
          <table:table-cell table:style-name="ce68" office:value-type="string">
            <text:p>LDO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6,7,8,9,369</text:p>
          </table:table-cell>
          <table:table-cell table:style-name="ce69" office:value-type="string">
            <text:p>29,37,45,63,64,65,66,67,68,69,70,71,72,73,74</text:p>
          </table:table-cell>
          <table:table-cell table:number-columns-repeated="1020"/>
        </table:table-row>
        <table:table-row table:style-name="ro7">
          <table:table-cell table:style-name="ce68" office:value-type="string">
            <text:p>RAD</text:p>
          </table:table-cell>
          <table:table-cell table:style-name="ce68" office:value-type="string">
            <text:p>Validazione</text:p>
          </table:table-cell>
          <table:table-cell table:style-name="ce69" office:value-type="float" office:value="446.447">
            <text:p>446,447</text:p>
          </table:table-cell>
          <table:table-cell table:style-name="ce70" office:value-type="string">
            <text:p>31,39,47,75,76,77,78,79,80,81,82,83,84,85,86,87,88,89,90,91,92,93</text:p>
          </table:table-cell>
          <table:table-cell table:number-columns-repeated="1020"/>
        </table:table-row>
        <table:table-row table:style-name="ro7">
          <table:table-cell table:style-name="ce68" office:value-type="string">
            <text:p>CERT_VAC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16,17,18,19,371</text:p>
          </table:table-cell>
          <table:table-cell table:style-name="ce69" office:value-type="string">
            <text:p>33,41,49,94,95,96,97,98,99,100,101,102,103,104,105,106</text:p>
          </table:table-cell>
          <table:table-cell table:number-columns-repeated="1020"/>
        </table:table-row>
        <table:table-row table:style-name="ro7">
          <table:table-cell table:style-name="ce68" office:value-type="string">
            <text:p>SING_VAC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20,21,22,23,372</text:p>
          </table:table-cell>
          <table:table-cell table:style-name="ce70" office:value-type="string">
            <text:p>34,42,50,107,108,109,110,111,112,113,114,115,116,117,118,119,120,121</text:p>
          </table:table-cell>
          <table:table-cell table:number-columns-repeated="1020"/>
        </table:table-row>
        <table:table-row table:style-name="ro6">
          <table:table-cell table:style-name="ce68" office:value-type="string">
            <text:p>VPS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24,25,26,27,373</text:p>
          </table:table-cell>
          <table:table-cell table:style-name="ce70" office:value-type="string">
            <text:p>35,43,51,122,123,124,125,126,127,128,129,130,131,132,133,134,135,136,137,138,139,140,141,142,143,144,145,146</text:p>
          </table:table-cell>
          <table:table-cell table:number-columns-repeated="1020"/>
        </table:table-row>
        <table:table-row table:style-name="ro6">
          <table:table-cell table:style-name="ce68" office:value-type="string">
            <text:p>RSA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147,148,149,150,374</text:p>
          </table:table-cell>
          <table:table-cell table:style-name="ce70" office:value-type="string">
            <text:p>32,40,48,151,152,153,154,155,156,157,158,159,160,161,162,163,164,165,166,167,168,169</text:p>
          </table:table-cell>
          <table:table-cell table:number-columns-repeated="1020"/>
        </table:table-row>
        <table:table-row table:style-name="ro6">
          <table:table-cell table:style-name="ce68" office:value-type="string">
            <text:p>PSS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444, 445</text:p>
          </table:table-cell>
          <table:table-cell table:style-name="ce70" office:value-type="string">
            <text:p>30,38,46,174,175,176,177,178,179,180,181,182,183,184,185,186,187,188,189,190</text:p>
          </table:table-cell>
          <table:table-cell table:number-columns-repeated="1020"/>
        </table:table-row>
        <table:table-row table:style-name="ro4">
          <table:table-cell table:style-name="ce68" office:value-type="string">
            <text:p>LAB - TRASF</text:p>
          </table:table-cell>
          <table:table-cell table:style-name="ce68" office:value-type="string">
            <text:p>Validazione</text:p>
          </table:table-cell>
          <table:table-cell table:style-name="ce70" office:value-type="string">
            <text:p>191,376 più ove possibile fare riferimento agli "ID TEST CASE OK" del Tipo "LAB"</text:p>
          </table:table-cell>
          <table:table-cell table:style-name="ce69" office:value-type="string">
            <text:p>Fare riferimento agli "ID TEST CASE KO" del Tipo "LAB"</text:p>
          </table:table-cell>
          <table:table-cell table:number-columns-repeated="1020"/>
        </table:table-row>
        <table:table-row table:style-name="ro7">
          <table:table-cell table:style-name="ce68" office:value-type="string">
            <text:p>RAP</text:p>
          </table:table-cell>
          <table:table-cell table:style-name="ce68" office:value-type="string">
            <text:p>Validazione</text:p>
          </table:table-cell>
          <table:table-cell table:style-name="ce69" office:value-type="string">
            <text:p>417, 418, 419</text:p>
          </table:table-cell>
          <table:table-cell table:style-name="ce70" office:value-type="string">
            <text:p>423,424,425,426,427,428,429,430,431,432,433,434,435,436,437,438,439,440,441,442,443,448,449</text:p>
          </table:table-cell>
          <table:table-cell table:number-columns-repeated="1020"/>
        </table:table-row>
        <table:table-row table:style-name="ro7" table:number-rows-repeated="199">
          <table:table-cell table:number-columns-repeated="1024"/>
        </table:table-row>
        <table:table-row table:style-name="ro9" table:number-rows-repeated="750">
          <table:table-cell table:number-columns-repeated="1024"/>
        </table:table-row>
        <table:table-row table:style-name="ro10" table:number-rows-repeated="104761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'Istruzioni Compilazione'.$A$1" table:cell-range-address="$Summary.$A$1:.$G$10"/>
        </table:named-expressions>
      </table:table>
      <table:table table:name="Sheet1" table:style-name="ta6" table:print="false">
        <table:table-column table:style-name="co23" table:default-cell-style-name="Excel_20_Built-in_20_Normal"/>
        <table:table-column table:style-name="co24" table:default-cell-style-name="Excel_20_Built-in_20_Normal"/>
        <table:table-column table:style-name="co2" table:number-columns-repeated="4" table:default-cell-style-name="Excel_20_Built-in_20_Normal"/>
        <table:table-column table:style-name="co3" table:number-columns-repeated="1018" table:default-cell-style-name="Excel_20_Built-in_20_Normal"/>
        <table:table-row table:style-name="ro7">
          <table:table-cell table:style-name="ce8" office:value-type="string">
            <text:p>ESITO</text:p>
          </table:table-cell>
          <table:table-cell table:style-name="ce8" office:value-type="string">
            <text:p>APPLICABILITA'</text:p>
          </table:table-cell>
          <table:table-cell table:number-columns-repeated="1022"/>
        </table:table-row>
        <table:table-row table:style-name="ro7">
          <table:table-cell table:style-name="ce8" office:value-type="string">
            <text:p>PASS</text:p>
          </table:table-cell>
          <table:table-cell table:style-name="ce8" office:value-type="string">
            <text:p>SI</text:p>
          </table:table-cell>
          <table:table-cell table:number-columns-repeated="1022"/>
        </table:table-row>
        <table:table-row table:style-name="ro7">
          <table:table-cell table:style-name="ce8" office:value-type="string">
            <text:p>FAIL</text:p>
          </table:table-cell>
          <table:table-cell table:style-name="ce8" office:value-type="string">
            <text:p>NO</text:p>
          </table:table-cell>
          <table:table-cell table:number-columns-repeated="1022"/>
        </table:table-row>
        <table:table-row table:style-name="ro7">
          <table:table-cell table:style-name="ce8" table:number-columns-repeated="2"/>
          <table:table-cell table:number-columns-repeated="1022"/>
        </table:table-row>
        <table:table-row table:style-name="ro7" table:number-rows-repeated="216">
          <table:table-cell table:number-columns-repeated="1024"/>
        </table:table-row>
        <table:table-row table:style-name="ro9" table:number-rows-repeated="780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TestCases.A9:TestCases.W80" table:display-filter-buttons="true"/>
        <table:database-range table:name="_xlnm._FilterDatabase_1" table:target-range-address="Summary.A1:Summary.G10" table:display-filter-buttons="true"/>
        <table:database-range table:name="Table_1" table:target-range-address="Sheet1.A1:Sheet1.A3"/>
        <table:database-range table:name="Table_2" table:target-range-address="Sheet1.B1:Sheet1.B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9">29/11/2024</text:date>, <text:time>14.34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Istruzioni_20_Compilazione" style:display-name="PageStyle_Istruzioni Compila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requisiti" style:display-name="PageStyle_Prerequisit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A_20_VALORI" style:display-name="PageStyle_LISTA VALOR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29T14:34:52.56</dc:date>
    <meta:generator>OpenOffice/4.1.9$Win32 OpenOffice.org_project/419m1$Build-9805</meta:generator>
    <meta:editing-duration>P15DT10H41M55S</meta:editing-duration>
    <meta:editing-cycles>79</meta:editing-cycles>
    <meta:document-statistic meta:table-count="6" meta:cell-count="1300" meta:object-count="0"/>
  </office:meta>
</office:document-meta>
</file>